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94C84238F54ED695.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officeooo:paragraph-rsid="002fab06"/>
    </style:style>
    <style:style style:name="P36" style:family="paragraph" style:parent-style-name="Text_20_body">
      <style:text-properties fo:font-size="9pt" officeooo:rsid="002fab06" officeooo:paragraph-rsid="002fab06" style:font-size-asian="9pt" style:font-size-complex="9pt"/>
    </style:style>
    <style:style style:name="P37" style:family="paragraph" style:parent-style-name="Text_20_body">
      <style:text-properties fo:font-size="9pt" officeooo:rsid="002fab06" officeooo:paragraph-rsid="002ff94d" style:font-size-asian="9pt" style:font-size-complex="9pt"/>
    </style:style>
    <style:style style:name="P38" style:family="paragraph" style:parent-style-name="Text_20_body">
      <style:paragraph-properties fo:break-before="page"/>
      <style:text-properties fo:font-size="9pt" officeooo:rsid="002fab06" officeooo:paragraph-rsid="002ff94d" style:font-size-asian="9pt" style:font-size-complex="9pt"/>
    </style:style>
    <style:style style:name="P39" style:family="paragraph" style:parent-style-name="Text_20_body">
      <style:text-properties fo:font-size="9pt" officeooo:rsid="002fab06" officeooo:paragraph-rsid="00302248" style:font-size-asian="9pt" style:font-size-complex="9pt"/>
    </style:style>
    <style:style style:name="P40" style:family="paragraph" style:parent-style-name="Standard">
      <style:text-properties fo:font-size="9pt" officeooo:rsid="00357911" officeooo:paragraph-rsid="0036fb2c" style:font-size-asian="9pt" style:font-size-complex="9pt"/>
    </style:style>
    <style:style style:name="P41" style:family="paragraph" style:parent-style-name="Text_20_body">
      <style:text-properties fo:font-size="9pt" officeooo:rsid="00357911" officeooo:paragraph-rsid="002fab06" style:font-size-asian="9pt" style:font-size-complex="9pt"/>
    </style:style>
    <style:style style:name="P4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4" style:family="paragraph" style:parent-style-name="Text_20_body">
      <style:text-properties officeooo:paragraph-rsid="00357911"/>
    </style:style>
    <style:style style:name="P45" style:family="paragraph" style:parent-style-name="Standard">
      <style:text-properties fo:color="#c9211e" loext:opacity="100%" fo:font-size="9pt" officeooo:rsid="002fab06" officeooo:paragraph-rsid="00302248" style:font-size-asian="9pt" style:font-size-complex="9pt"/>
    </style:style>
    <style:style style:name="P46" style:family="paragraph" style:parent-style-name="Text_20_body">
      <style:text-properties fo:color="#c9211e" loext:opacity="100%" fo:font-size="9pt" officeooo:rsid="002fab06" officeooo:paragraph-rsid="00302248" style:font-size-asian="9pt" style:font-size-complex="9pt"/>
    </style:style>
    <style:style style:name="P47" style:family="paragraph" style:parent-style-name="Text_20_body">
      <style:text-properties fo:color="#c9211e" loext:opacity="100%" officeooo:rsid="0053a7cb" officeooo:paragraph-rsid="0053a7cb"/>
    </style:style>
    <style:style style:name="P48" style:family="paragraph" style:parent-style-name="Standard">
      <style:text-properties officeooo:rsid="001c39aa" officeooo:paragraph-rsid="0036fb2c"/>
    </style:style>
    <style:style style:name="P49" style:family="paragraph" style:parent-style-name="Standard">
      <style:text-properties officeooo:paragraph-rsid="0036fb2c"/>
    </style:style>
    <style:style style:name="P50" style:family="paragraph" style:parent-style-name="Text_20_body">
      <style:text-properties officeooo:paragraph-rsid="003a954f"/>
    </style:style>
    <style:style style:name="P5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2"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3"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5" style:family="paragraph" style:parent-style-name="Text_20_body">
      <style:text-properties officeooo:paragraph-rsid="003b45b1"/>
    </style:style>
    <style:style style:name="P56" style:family="paragraph" style:parent-style-name="Text_20_body">
      <style:text-properties officeooo:paragraph-rsid="0042116f"/>
    </style:style>
    <style:style style:name="P57" style:family="paragraph" style:parent-style-name="Standard">
      <style:text-properties officeooo:paragraph-rsid="0046ac35"/>
    </style:style>
    <style:style style:name="P58"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59" style:family="paragraph" style:parent-style-name="Text_20_body">
      <style:text-properties officeooo:paragraph-rsid="0046ac35"/>
    </style:style>
    <style:style style:name="P60" style:family="paragraph" style:parent-style-name="Text_20_body">
      <style:text-properties officeooo:rsid="0046ac35" officeooo:paragraph-rsid="0046ac35"/>
    </style:style>
    <style:style style:name="P61" style:family="paragraph" style:parent-style-name="Text_20_body">
      <style:text-properties officeooo:rsid="0047a3f5" officeooo:paragraph-rsid="0047a3f5"/>
    </style:style>
    <style:style style:name="P62" style:family="paragraph" style:parent-style-name="Text_20_body">
      <style:text-properties officeooo:rsid="0048e340" officeooo:paragraph-rsid="0048e340"/>
    </style:style>
    <style:style style:name="P63" style:family="paragraph" style:parent-style-name="Text_20_body">
      <style:text-properties officeooo:paragraph-rsid="0048e340"/>
    </style:style>
    <style:style style:name="P64" style:family="paragraph" style:parent-style-name="Text_20_body">
      <style:text-properties officeooo:paragraph-rsid="004baf43"/>
    </style:style>
    <style:style style:name="P65" style:family="paragraph" style:parent-style-name="Text_20_body">
      <style:text-properties officeooo:paragraph-rsid="004cb78a"/>
    </style:style>
    <style:style style:name="P66" style:family="paragraph" style:parent-style-name="Text_20_body">
      <style:paragraph-properties fo:break-before="page"/>
      <style:text-properties officeooo:paragraph-rsid="004cb78a"/>
    </style:style>
    <style:style style:name="P67" style:family="paragraph" style:parent-style-name="Text_20_body">
      <style:text-properties officeooo:rsid="00576252" officeooo:paragraph-rsid="00576252"/>
    </style:style>
    <style:style style:name="P68" style:family="paragraph" style:parent-style-name="Heading_20_1">
      <style:text-properties officeooo:rsid="001d885a" officeooo:paragraph-rsid="001d885a"/>
    </style:style>
    <style:style style:name="P69" style:family="paragraph" style:parent-style-name="Heading_20_1">
      <style:paragraph-properties fo:break-before="page"/>
      <style:text-properties officeooo:rsid="002fab06" officeooo:paragraph-rsid="002fab06"/>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03a954f" officeooo:paragraph-rsid="003a954f"/>
    </style:style>
    <style:style style:name="P72" style:family="paragraph" style:parent-style-name="Heading_20_1">
      <style:paragraph-properties fo:break-before="page"/>
      <style:text-properties officeooo:rsid="003b45b1" officeooo:paragraph-rsid="003b45b1"/>
    </style:style>
    <style:style style:name="P73" style:family="paragraph" style:parent-style-name="Heading_20_1">
      <style:paragraph-properties fo:break-before="page"/>
      <style:text-properties officeooo:rsid="0046ac35" officeooo:paragraph-rsid="0046ac35"/>
    </style:style>
    <style:style style:name="P74" style:family="paragraph" style:parent-style-name="Heading_20_1">
      <style:text-properties officeooo:rsid="0048e340" officeooo:paragraph-rsid="0048e340"/>
    </style:style>
    <style:style style:name="P75" style:family="paragraph" style:parent-style-name="Heading_20_1">
      <style:paragraph-properties fo:break-before="page"/>
      <style:text-properties officeooo:rsid="004cb78a" officeooo:paragraph-rsid="004cb78a"/>
    </style:style>
    <style:style style:name="P76" style:family="paragraph" style:parent-style-name="Heading_20_1">
      <style:paragraph-properties fo:break-before="page"/>
      <style:text-properties officeooo:rsid="005ce7e0" officeooo:paragraph-rsid="005ce7e0"/>
    </style:style>
    <style:style style:name="P77" style:family="paragraph" style:parent-style-name="Heading_20_2">
      <style:text-properties officeooo:rsid="001e65ea" officeooo:paragraph-rsid="001e65ea"/>
    </style:style>
    <style:style style:name="P78" style:family="paragraph" style:parent-style-name="Heading_20_2">
      <style:paragraph-properties fo:break-before="page"/>
      <style:text-properties officeooo:rsid="0025dd2f" officeooo:paragraph-rsid="0025dd2f"/>
    </style:style>
    <style:style style:name="P79" style:family="paragraph" style:parent-style-name="Heading_20_2">
      <style:paragraph-properties fo:break-before="page"/>
      <style:text-properties officeooo:rsid="00288941" officeooo:paragraph-rsid="00288941"/>
    </style:style>
    <style:style style:name="P80" style:family="paragraph" style:parent-style-name="Standard" style:list-style-name="L3">
      <style:text-properties officeooo:rsid="002de917" officeooo:paragraph-rsid="002de917"/>
    </style:style>
    <style:style style:name="P81" style:family="paragraph" style:parent-style-name="Standard" style:list-style-name="L3">
      <style:text-properties style:use-window-font-color="true" loext:opacity="0%" officeooo:rsid="002de917" officeooo:paragraph-rsid="002de917"/>
    </style:style>
    <style:style style:name="P82" style:family="paragraph" style:parent-style-name="Text_20_body" style:list-style-name="L1">
      <style:text-properties officeooo:paragraph-rsid="001d885a"/>
    </style:style>
    <style:style style:name="P83" style:family="paragraph" style:parent-style-name="Text_20_body" style:list-style-name="L1">
      <style:text-properties officeooo:rsid="001d885a" officeooo:paragraph-rsid="001d885a"/>
    </style:style>
    <style:style style:name="P84" style:family="paragraph" style:parent-style-name="Text_20_body" style:list-style-name="L1">
      <style:text-properties officeooo:rsid="001d885a" officeooo:paragraph-rsid="001e65ea"/>
    </style:style>
    <style:style style:name="P85" style:family="paragraph" style:parent-style-name="Text_20_body" style:list-style-name="L1">
      <style:text-properties officeooo:rsid="001e65ea" officeooo:paragraph-rsid="001e65ea"/>
    </style:style>
    <style:style style:name="P86" style:family="paragraph" style:parent-style-name="Text_20_body" style:list-style-name="L1">
      <style:text-properties officeooo:rsid="0022312f" officeooo:paragraph-rsid="0022312f"/>
    </style:style>
    <style:style style:name="P87" style:family="paragraph" style:parent-style-name="Text_20_body" style:list-style-name="L1">
      <style:text-properties officeooo:rsid="00220878" officeooo:paragraph-rsid="00220878"/>
    </style:style>
    <style:style style:name="P88" style:family="paragraph" style:parent-style-name="Text_20_body" style:list-style-name="L1">
      <style:text-properties officeooo:rsid="0023ed55" officeooo:paragraph-rsid="0023ed55"/>
    </style:style>
    <style:style style:name="P89" style:family="paragraph" style:parent-style-name="Text_20_body" style:list-style-name="L2">
      <style:text-properties officeooo:rsid="00288941" officeooo:paragraph-rsid="00288941"/>
    </style:style>
    <style:style style:name="P90" style:family="paragraph" style:parent-style-name="Text_20_body" style:list-style-name="L3">
      <style:text-properties officeooo:rsid="002de917" officeooo:paragraph-rsid="002de917"/>
    </style:style>
    <style:style style:name="P91" style:family="paragraph" style:parent-style-name="Text_20_body" style:list-style-name="L3">
      <style:text-properties style:use-window-font-color="true" loext:opacity="0%" officeooo:paragraph-rsid="002de917"/>
    </style:style>
    <style:style style:name="P92" style:family="paragraph" style:parent-style-name="Text_20_body">
      <style:text-properties style:use-window-font-color="true" loext:opacity="0%" officeooo:rsid="0063f68e" officeooo:paragraph-rsid="00624706"/>
    </style:style>
    <style:style style:name="P93" style:family="paragraph" style:parent-style-name="Text_20_body">
      <style:text-properties style:use-window-font-color="true" loext:opacity="0%" officeooo:rsid="0063f68e" officeooo:paragraph-rsid="0063f68e"/>
    </style:style>
    <style:style style:name="P94" style:family="paragraph" style:parent-style-name="Text_20_body" style:list-style-name="L4">
      <style:text-properties officeooo:rsid="002fab06" officeooo:paragraph-rsid="002fab06"/>
    </style:style>
    <style:style style:name="P95" style:family="paragraph" style:parent-style-name="Text_20_body">
      <style:text-properties officeooo:paragraph-rsid="004cb78a"/>
    </style:style>
    <style:style style:name="P96" style:family="paragraph" style:parent-style-name="Text_20_body">
      <style:text-properties officeooo:rsid="005ce7e0" officeooo:paragraph-rsid="005ce7e0"/>
    </style:style>
    <style:style style:name="P97" style:family="paragraph" style:parent-style-name="Text_20_body">
      <style:text-properties officeooo:paragraph-rsid="005ce7e0"/>
    </style:style>
    <style:style style:name="P98" style:family="paragraph" style:parent-style-name="Text_20_body">
      <style:text-properties officeooo:rsid="005dec14" officeooo:paragraph-rsid="005dec14"/>
    </style:style>
    <style:style style:name="P99" style:family="paragraph" style:parent-style-name="Text_20_body">
      <style:paragraph-properties fo:break-before="page"/>
      <style:text-properties officeooo:rsid="005dec14" officeooo:paragraph-rsid="005dec14"/>
    </style:style>
    <style:style style:name="P100" style:family="paragraph" style:parent-style-name="Text_20_body">
      <style:text-properties fo:color="#c9211e" loext:opacity="100%" officeooo:rsid="00609c2e" officeooo:paragraph-rsid="00609c2e"/>
    </style:style>
    <style:style style:name="P101" style:family="paragraph" style:parent-style-name="Text_20_body">
      <style:text-properties fo:color="#c9211e" loext:opacity="100%" officeooo:rsid="00624706" officeooo:paragraph-rsid="00624706"/>
    </style:style>
    <style:style style:name="P102" style:family="paragraph">
      <style:paragraph-properties style:text-autospace="none"/>
      <style:text-properties fo:color="#000000" loext:opacity="100%" style:font-name="F" fo:font-size="12pt"/>
    </style:style>
    <style:style style:name="P103" style:family="paragraph">
      <loext:graphic-properties draw:fill="solid" draw:fill-color="#729fcf"/>
      <style:paragraph-properties style:text-autospace="none"/>
      <style:text-properties fo:color="#000000" loext:opacity="100%" style:font-name="F" fo:font-size="12pt"/>
    </style:style>
    <style:style style:name="P104" style:family="paragraph">
      <style:paragraph-properties style:text-autospace="none"/>
      <style:text-properties style:font-name="F" fo:font-size="12pt"/>
    </style:style>
    <style:style style:name="P105" style:family="paragraph">
      <loext:graphic-properties draw:fill="none" draw:fill-color="#ffffff"/>
      <style:text-properties fo:color="#000000" loext:opacity="100%"/>
    </style:style>
    <style:style style:name="P106" style:family="paragraph">
      <style:paragraph-properties style:text-autospace="none"/>
    </style:style>
    <style:style style:name="P107" style:family="paragraph">
      <loext:graphic-properties draw:fill="none" draw:fill-color="#ffffff"/>
      <style:paragraph-properties style:writing-mode="lr-tb"/>
      <style:text-properties fo:color="#000000" loext:opacity="100%"/>
    </style:style>
    <style:style style:name="P108" style:family="paragraph">
      <loext:graphic-properties draw:fill="solid" draw:fill-color="#b2b2b2"/>
      <style:paragraph-properties style:text-autospace="none" style:writing-mode="lr-tb"/>
      <style:text-properties style:use-window-font-color="true" loext:opacity="0%" fo:font-size="12pt"/>
    </style:style>
    <style:style style:name="P109" style:family="paragraph">
      <loext:graphic-properties draw:fill="solid" draw:fill-color="#729fcf"/>
      <style:paragraph-properties style:text-autospace="none" style:writing-mode="lr-tb"/>
      <style:text-properties style:use-window-font-color="true" loext:opacity="0%" fo:font-size="12pt"/>
    </style:style>
    <style:style style:name="P110" style:family="paragraph">
      <loext:graphic-properties draw:fill="solid" draw:fill-color="#729fcf"/>
      <style:paragraph-properties style:writing-mode="lr-tb"/>
      <style:text-properties fo:font-size="9pt" style:font-size-asian="9pt" style:font-size-complex="9pt"/>
    </style:style>
    <style:style style:name="P111" style:family="paragraph">
      <loext:graphic-properties draw:fill="solid" draw:fill-color="#999999"/>
      <style:paragraph-properties style:writing-mode="lr-tb"/>
      <style:text-properties fo:font-size="9pt" style:font-size-asian="9pt" style:font-size-complex="9pt"/>
    </style:style>
    <style:style style:name="P112" style:family="paragraph">
      <loext:graphic-properties draw:fill="solid" draw:fill-color="#cccccc"/>
      <style:paragraph-properties style:text-autospace="none" style:writing-mode="lr-tb"/>
      <style:text-properties fo:font-size="12pt"/>
    </style:style>
    <style:style style:name="P113" style:family="paragraph">
      <loext:graphic-properties draw:fill="solid" draw:fill-color="#729fcf"/>
      <style:paragraph-properties style:writing-mode="lr-tb"/>
      <style:text-properties fo:font-size="10.5pt" style:font-size-asian="10.5pt" style:font-size-complex="10.5pt"/>
    </style:style>
    <style:style style:name="P114" style:family="paragraph">
      <loext:graphic-properties draw:fill="solid" draw:fill-color="#729fcf"/>
      <style:paragraph-properties style:writing-mode="lr-tb"/>
    </style:style>
    <style:style style:name="P115" style:family="paragraph">
      <loext:graphic-properties draw:fill="solid" draw:fill-color="#666666"/>
      <style:paragraph-properties style:text-autospace="none" style:writing-mode="lr-tb"/>
      <style:text-properties fo:font-size="12pt"/>
    </style:style>
    <style:style style:name="P116" style:family="paragraph">
      <loext:graphic-properties draw:fill="solid" draw:fill-color="#729fcf"/>
      <style:paragraph-properties style:text-autospace="none" style:writing-mode="lr-tb"/>
      <style:text-properties fo:font-size="12pt"/>
    </style:style>
    <style:style style:name="P117" style:family="paragraph">
      <loext:graphic-properties draw:fill="none" draw:fill-color="#ffffff"/>
      <style:paragraph-properties style:writing-mode="lr-tb"/>
    </style:style>
    <style:style style:name="P118" style:family="paragraph">
      <loext:graphic-properties draw:fill="none" draw:fill-color="#ffffff"/>
      <style:paragraph-properties style:text-autospace="none" style:writing-mode="lr-tb"/>
      <style:text-properties fo:font-size="12pt"/>
    </style:style>
    <style:style style:name="P119" style:family="paragraph">
      <loext:graphic-properties draw:fill="solid" draw:fill-color="#dddddd"/>
      <style:paragraph-properties style:text-autospace="none" style:writing-mode="lr-tb"/>
      <style:text-properties fo:font-size="12pt"/>
    </style:style>
    <style:style style:name="P120" style:family="paragraph">
      <loext:graphic-properties draw:fill="solid" draw:fill-color="#dddddd"/>
      <style:paragraph-properties style:text-autospace="none" style:writing-mode="lr-tb"/>
      <style:text-properties fo:color="#000000" loext:opacity="100%" fo:font-size="12pt"/>
    </style:style>
    <style:style style:name="P121"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style:text-line-through-style="none" style:text-line-through-type="none" officeooo:rsid="005a8b41"/>
    </style:style>
    <style:style style:name="T46" style:family="text">
      <style:text-properties officeooo:rsid="005b54aa"/>
    </style:style>
    <style:style style:name="T47" style:family="text">
      <style:text-properties officeooo:rsid="00655fcd"/>
    </style:style>
    <style:style style:name="T48" style:family="text">
      <style:text-properties fo:color="#000000" loext:opacity="100%" fo:font-size="10pt" style:font-size-asian="10pt" style:font-size-complex="10pt"/>
    </style:style>
    <style:style style:name="T49" style:family="text">
      <style:text-properties fo:color="#000000" loext:opacity="100%" style:font-name="JetBrains Mono1" fo:font-size="10pt" style:font-name-asian="JetBrains Mono1" style:font-size-asian="10pt" style:font-name-complex="JetBrains Mono1" style:font-size-complex="10pt"/>
    </style:style>
    <style:style style:name="T50"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51" style:family="text">
      <style:text-properties fo:color="#c9211e" loext:opacity="100%" style:font-name="JetBrains Mono1" fo:font-size="10pt" style:font-name-asian="JetBrains Mono1" style:font-size-asian="10pt" style:font-name-complex="JetBrains Mono1" style:font-size-complex="10pt"/>
    </style:style>
    <style:style style:name="T52"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53" style:family="text">
      <style:text-properties style:use-window-font-color="true" loext:opacity="0%" style:font-name="JetBrains Mono1" fo:font-size="10pt" style:font-name-asian="JetBrains Mono1" style:font-size-asian="10pt" style:font-name-complex="JetBrains Mono1" style:font-size-complex="10pt"/>
    </style:style>
    <style:style style:name="T54" style:family="text">
      <style:text-properties fo:font-size="9pt" style:font-size-asian="9pt" style:font-size-complex="9pt"/>
    </style:style>
    <style:style style:name="T55" style:family="text">
      <style:text-properties fo:color="#cc7832" loext:opacity="100%" style:font-name="JetBrains Mono1" fo:font-size="10pt" style:font-name-asian="JetBrains Mono1" style:font-size-asian="10pt" style:font-name-complex="JetBrains Mono1" style:font-size-complex="10pt"/>
    </style:style>
    <style:style style:name="T56" style:family="text">
      <style:text-properties fo:color="#a9b7c6" loext:opacity="100%" style:font-name="JetBrains Mono1" fo:font-size="10pt" style:font-name-asian="JetBrains Mono1" style:font-size-asian="10pt" style:font-name-complex="JetBrains Mono1" style:font-size-complex="10pt"/>
    </style:style>
    <style:style style:name="T57" style:family="text">
      <style:text-properties fo:color="#6a8759" loext:opacity="100%" style:font-name="JetBrains Mono1" fo:font-size="10pt" style:font-name-asian="JetBrains Mono1" style:font-size-asian="10pt" style:font-name-complex="JetBrains Mono1" style:font-size-complex="10pt"/>
    </style:style>
    <style:style style:name="T58" style:family="text">
      <style:text-properties fo:font-size="10.5pt" style:font-size-asian="10.5pt" style:font-size-complex="10.5pt"/>
    </style:style>
    <style:style style:name="T59" style:family="text">
      <style:text-properties fo:color="#bbb529" loext:opacity="100%" style:font-name="JetBrains Mono1" fo:font-size="10pt" style:font-name-asian="JetBrains Mono1" style:font-size-asian="10pt" style:font-name-complex="JetBrains Mono1" style:font-size-complex="10pt"/>
    </style:style>
    <style:style style:name="T60"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1" style:family="text">
      <style:text-properties fo:color="#9876aa" loext:opacity="100%" style:font-name="JetBrains Mono1" fo:font-size="10pt" style:font-name-asian="JetBrains Mono1" style:font-size-asian="10pt" style:font-name-complex="JetBrains Mono1" style:font-size-complex="10pt"/>
    </style:style>
    <style:style style:name="T62" style:family="text">
      <style:text-properties fo:color="#ffc66d" loext:opacity="100%" style:font-name="JetBrains Mono1" fo:font-size="10pt" style:font-name-asian="JetBrains Mono1" style:font-size-asian="10pt" style:font-name-complex="JetBrains Mono1" style:font-size-complex="10pt"/>
    </style:style>
    <style:style style:name="T63"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7.511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4.304cm" fo:margin-left="0cm" fo:margin-right="0cm" fo:margin-top="0cm" fo:margin-bottom="0cm" style:run-through="foreground" style:wrap="none" style:vertical-pos="from-top" style:vertical-rel="paragraph" style:horizontal-pos="center" style:horizontal-rel="paragraph"/>
      <style:paragraph-properties style:writing-mode="lr-tb"/>
    </style:style>
    <style:style style:name="gr3"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solid" draw:fill-color="#729fcf" fo:min-height="3.254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5"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Section 7 Web Development with Spring MVC</text:h>
      <text:p text:style-name="P2"/>
      <text:h text:style-name="P77"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2" draw:text-style-name="P121"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3140769637" text:style-name="L1">
        <text:list-item>
          <text:p text:style-name="P83">I created a Maven project using <text:a xlink:type="simple" xlink:href="https://start.spring.io/" text:style-name="Internet_20_link" text:visited-style-name="Visited_20_Internet_20_Link">https://start.spring.io/</text:a></text:p>
          <text:list>
            <text:list-item>
              <text:p text:style-name="P83">java -. maven – 2.7.8 - </text:p>
            </text:list-item>
            <text:list-item>
              <text:p text:style-name="P83">&lt;groupId&gt;guru.springframework&lt;/groupId&gt;</text:p>
            </text:list-item>
            <text:list-item>
              <text:p text:style-name="P83">&lt;artifactId&gt;recipe&lt;/artifactId&gt;</text:p>
            </text:list-item>
            <text:list-item>
              <text:p text:style-name="P83"><text:tab/>&lt;name&gt;recipe&lt;/name&gt;</text:p>
            </text:list-item>
            <text:list-item>
              <text:p text:style-name="P83"><text:tab/>&lt;description&gt;A Spring Boot Recipe Project&lt;/description&gt;</text:p>
            </text:list-item>
          </text:list>
        </text:list-item>
      </text:list>
      <text:p text:style-name="P1"/>
      <text:p text:style-name="P1"><draw:frame draw:style-name="fr7"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21626093848943" text:continue-numbering="true" text:style-name="L1">
        <text:list-item>
          <text:p text:style-name="P84">Named my project folder same as artifactId – recipe</text:p>
        </text:list-item>
        <text:list-item>
          <text:p text:style-name="P85">extracted contents to the project’s current location.</text:p>
        </text:list-item>
        <text:list-item>
          <text:p text:style-name="P82"><text:span text:style-name="T2">made it a git </text:span><text:span text:style-name="T1">reposotory,a README.md,</text:span><text:span text:style-name="T2">created a master branch and an .gitignore file</text:span></text:p>
          <text:list>
            <text:list-header>
              <text:p text:style-name="P83">&gt; git init</text:p>
              <text:p text:style-name="P83">&gt;git switch -c master</text:p>
            </text:list-header>
            <text:list-item>
              <text:p text:style-name="P86">&gt; add and commit changes</text:p>
            </text:list-item>
            <text:list-item>
              <text:p text:style-name="P86">&gt; git add .</text:p>
            </text:list-item>
            <text:list-item>
              <text:p text:style-name="P86">&gt; git commit -m “add recipe project”</text:p>
            </text:list-item>
          </text:list>
        </text:list-item>
        <text:list-item>
          <text:p text:style-name="P85">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21625685255101" text:continue-numbering="true" text:style-name="L1">
        <text:list-item>
          <text:p text:style-name="P85">Pushed my local master branch to gitub.</text:p>
          <text:list>
            <text:list-header>
              <text:p text:style-name="P87">&gt; git push origin master</text:p>
            </text:list-header>
          </text:list>
        </text:list-item>
        <text:list-item>
          <text:p text:style-name="P88">open project in IDE (IntelliJ) and commit changes to this file</text:p>
        </text:list-item>
      </text:list>
      <text:p text:style-name="P4"/>
      <text:h text:style-name="P78"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1" draw:text-style-name="P121"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79" text:outline-level="2">Lesson 101 Create Index Page</text:h>
      <text:p text:style-name="P28"/>
      <text:list xml:id="list1609380555" text:style-name="L2">
        <text:list-item>
          <text:p text:style-name="P89">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29" draw:text-style-name="P119" svg:width="14.394cm" svg:height="8.633cm" svg:x="0cm" svg:y="0cm"><draw:text-box><text:p text:style-name="P106"><text:span text:style-name="T49">package guru.springframework.controllers;</text:span><text:span text:style-name="T49"><text:line-break/></text:span><text:span text:style-name="T49"><text:line-break/></text:span><text:span text:style-name="T49">import org.springframework.stereotype.Controller;</text:span><text:span text:style-name="T49"><text:line-break/></text:span><text:span text:style-name="T49">import </text:span><text:span text:style-name="T49">org.springframework.web.bind.annotation.RequestMapping;</text:span><text:span text:style-name="T49"><text:line-break/></text:span><text:span text:style-name="T49"><text:line-break/></text:span><text:span text:style-name="T49">/*</text:span><text:span text:style-name="T49"><text:line-break/></text:span><text:span text:style-name="T49"> <text:s text:c="3"/>Tells Spring that this is a Bean</text:span><text:span text:style-name="T49"><text:line-break/></text:span><text:span text:style-name="T49"> */</text:span><text:span text:style-name="T49"><text:line-break/></text:span><text:span text:style-name="T49">@Controller</text:span><text:span text:style-name="T49"><text:line-break/></text:span><text:span text:style-name="T49">public class IndexController {</text:span><text:span text:style-name="T49"><text:line-break/></text:span><text:span text:style-name="T49"><text:line-break/></text:span><text:span text:style-name="T49"> <text:s text:c="3"/>/*</text:span><text:span text:style-name="T49"><text:line-break/></text:span><text:span text:style-name="T49"> <text:s text:c="7"/>@RequestMapping({"","/","/index"}) is the URL path to the </text:span><text:span text:style-name="T49">index.html page</text:span><text:span text:style-name="T49"><text:line-break/></text:span><text:span text:style-name="T49"> <text:s text:c="6"/>return "index" name must match the actual htm file name</text:span><text:span text:style-name="T49"><text:line-break/></text:span><text:span text:style-name="T49"> <text:s text:c="4"/>*/</text:span><text:span text:style-name="T49"><text:line-break/></text:span><text:span text:style-name="T49"> <text:s text:c="3"/>@RequestMapping({"","/","/index"})</text:span><text:span text:style-name="T49"><text:line-break/></text:span><text:span text:style-name="T49"> <text:s text:c="3"/>public String getIndexPage(){</text:span><text:span text:style-name="T49"><text:line-break/></text:span><text:span text:style-name="T49"> <text:s text:c="7"/>return "index";</text:span><text:span text:style-name="T49"><text:line-break/></text:span><text:span text:style-name="T49"> <text:s text:c="3"/>}</text:span><text:span text:style-name="T49"><text:line-break/></text:span><text:span text:style-name="T49">}</text:span><text:span text:style-name="T56"><text:line-break/></text:span><text:span text:style-name="T56"/></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21625654177270" text:continue-numbering="true" text:style-name="L2">
        <text:list-item>
          <text:p text:style-name="P89">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30" draw:text-style-name="P120" svg:width="10.133cm" svg:height="5.89cm" svg:x="0cm" svg:y="0cm"><draw:text-box><text:p text:style-name="P106"><text:span text:style-name="T49">&lt;!DOCTYPE html&gt;</text:span><text:span text:style-name="T49"><text:line-break/></text:span><text:span text:style-name="T49">&lt;html lang="en" xmlns:th="http://www.thymeleaf.org"&gt;</text:span><text:span text:style-name="T49"><text:line-break/></text:span><text:span text:style-name="T49">&lt;head&gt;</text:span><text:span text:style-name="T49"><text:line-break/></text:span><text:span text:style-name="T49"> <text:s text:c="3"/>&lt;meta charset="UTF-8"/&gt;</text:span><text:span text:style-name="T49"><text:line-break/></text:span><text:span text:style-name="T49"> <text:s text:c="3"/>&lt;title&gt;Recipe Home&lt;/title&gt;</text:span><text:span text:style-name="T49"><text:line-break/></text:span><text:span text:style-name="T49">&lt;/head&gt;</text:span><text:span text:style-name="T49"><text:line-break/></text:span><text:span text:style-name="T49">&lt;body&gt;</text:span><text:span text:style-name="T49"><text:line-break/></text:span><text:span text:style-name="T49">&lt;h1&gt;My Recipes!&lt;/h1&gt;</text:span><text:span text:style-name="T49"><text:line-break/></text:span><text:span text:style-name="T49">&lt;/body&gt;</text:span><text:span text:style-name="T49"><text:line-break/></text:span><text:span text:style-name="T49">&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2" draw:name="Frame4" text:anchor-type="char" svg:width="10.839cm" draw:z-index="8"><draw:text-box fo:min-height="9.825cm"><text:p text:style-name="Figure"><draw:frame draw:style-name="fr6"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17cm" draw:z-index="10"><draw:text-box fo:min-height="9.675cm"><text:p text:style-name="Figure"><draw:frame draw:style-name="fr6"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28" draw:text-style-name="P114"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7" draw:text-style-name="P114"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6" draw:text-style-name="P114"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5" draw:text-style-name="P114"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327146085" text:style-name="L3">
        <text:list-item>
          <text:p text:style-name="P90">see use of tags when craeting the entities on the object model</text:p>
          <text:list>
            <text:list-item>
              <text:p text:style-name="P90">@Entity – class is an entity</text:p>
            </text:list-item>
            <text:list-item>
              <text:p text:style-name="P90">@ID – primary key for the entity</text:p>
            </text:list-item>
            <text:list-item>
              <text:p text:style-name="P91"><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80">@OneToOne – a One to one relationship</text:p>
            </text:list-item>
            <text:list-item>
              <text:p text:style-name="P81"><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6"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69" text:outline-level="1">Lesson 133 One To Many JPA Relationships</text:h>
      <text:p text:style-name="P35"/>
      <text:p text:style-name="P44"><text:a xlink:type="simple" xlink:href="https://github.com/roloje777/spring5-recipe-app/tree/one-to-many-jpa" office:name="branch one-to-many-jpa" text:style-name="Internet_20_link" text:visited-style-name="Visited_20_Internet_20_Link"><text:span text:style-name="T18">branch one-to-many-jpa</text:span></text:a></text:p>
      <text:p text:style-name="P35"/>
      <text:p text:style-name="P35"><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5"/>
      <text:list xml:id="list3192010345" text:style-name="L4">
        <text:list-item>
          <text:p text:style-name="P94">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4" draw:text-style-name="P114"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21624988315793" text:continue-numbering="true" text:style-name="L4">
        <text:list-item>
          <text:list>
            <text:list-item>
              <text:p text:style-name="P94">Engredient – Recipe (* - 1) many-to-one – só you will have a Recipy reference variable in the EntityObject</text:p>
            </text:list-item>
          </text:list>
        </text:list-item>
      </text:list>
      <text:p text:style-name="P33"/>
      <text:p text:style-name="P33"><draw:frame text:anchor-type="paragraph" draw:z-index="20" draw:name="Text Frame 2" draw:style-name="gr23" draw:text-style-name="P114" svg:width="11.311cm" svg:height="1.532cm" svg:x="1.453cm" svg:y="-0.265cm"><draw:text-box><text:p><text:s text:c="4"/>@ManyToOne</text:p><text:p><text:s text:c="4"/>private Recipe recipe;</text:p></draw:text-box></draw:frame><text:s text:c="2"/></text:p>
      <text:p text:style-name="P33"/>
      <text:p text:style-name="P33"/>
      <text:p text:style-name="P33"/>
      <text:p text:style-name="P38">Okay, I've gone in and made a small adjustment to the model that we've been looking at. </text:p>
      <text:p text:style-name="P37">So we are going to be looking at one to many and many to one relationships in this video. </text:p>
      <text:p text:style-name="P37">And what I did is we have the Recipe object which is a one-to-many relationship to Ingredient but we want to make this a</text:p>
      <text:p text:style-name="P37">bi-directional relationship. </text:p>
      <text:p text:style-name="P37">So we need to get that mapping back from Ingredient to Recipe and that'll be many-to-one. </text:p>
      <text:p text:style-name="P37">So we're going to go through and set this up so the Recipe is going to be the owner and he will own the relationship</text:p>
      <text:p text:style-name="P37">but Ingredient, we want to be able to navigate back to the Recipe from Ingredient in this case. </text:p>
      <text:p text:style-name="P37">And you can see there the mapping between the the two entities has been updated where between Recipe and Ingredient, we have a</text:p>
      <text:p text:style-name="P37">one-to-many relationship and then Ingredient has a many to one relationship. </text:p>
      <text:p text:style-name="P37">So we're going to go in and configure this now.</text:p>
      <text:p text:style-name="P37">I'll show you how to set it up inside of IntelliJ. </text:p>
      <text:p text:style-name="P37">So I've gone in and I've created the Ingredient object and I have not created anything further. </text:p>
      <text:p text:style-name="P37">So we'll step through creating placeholder in there for UnitOfMeasure which we'll get to in a future video and him as an entity. </text:p>
      <text:p text:style-name="P37">So we're going to use the Entity annotation and then I have a we want to add in a property for the Recipe that he belongs to. </text:p>
      <text:p text:style-name="P37">So now we have this relationship between the two and we want to add in the basic getter and setter. </text:p>
      <text:p text:style-name="P37">I'm going to hold off on that. </text:p>
      <text:p text:style-name="P37">We also want to add in a Long property for id.</text:p>
      <text:p text:style-name="P39">And again we're going to use the strategy, GenerationType IDENTITY which will get generated from the database.</text:p>
      <text:p text:style-name="P39"><text:s/>So now I'm going to go in and add in the getter and setter. </text:p>
      <text:p text:style-name="P39">So this command in, getters and setters, highlight all those.</text:p>
      <text:p text:style-name="P39">So now our Ingredient class is set up and it's going to be set up as an entity in JPA. </text:p>
      <text:p text:style-name="P39">So now we want to modify the Recipe class. </text:p>
      <text:p text:style-name="P39"><draw:frame text:anchor-type="paragraph" draw:z-index="21" draw:name="Text Frame 3" draw:style-name="gr24" draw:text-style-name="P114" svg:width="11.888cm" svg:height="1.4cm" svg:x="-0.055cm" svg:y="-0.081cm"><draw:text-box><text:p>@OneToMany(cascade = CascadeType.ALL, mappedBy = "recipe")</text:p><text:p>private Set&lt;Ingredient&gt; ingredients;</text:p></draw:text-box></draw:frame></text:p>
      <text:p text:style-name="P39"/>
      <text:p text:style-name="P39"/>
      <text:p text:style-name="P39">o we want to annotate this using OneToMany. </text:p>
      <text:p text:style-name="P39">Now we want the Recipe to own this. So now we want to add in a cascade type and it'll persist all operations.</text:p>
      <text:p text:style-name="P39"><text:s/>Now we want to do a mappedBy.</text:p>
      <text:p text:style-name="P45"><text:s/><text:span text:style-name="T20">mappedBy = "recipe"</text:span></text:p>
      <text:p text:style-name="P46">The field that owns the relationship. Required unless the relationship is unidirectional.</text:p>
      <text:p text:style-name="P39">IntelliJ intellisense would come up but in this case we want to say the property on the child class. </text:p>
      <text:p text:style-name="P39">So that's going to be Recipe. </text:p>
      <text:p text:style-name="P39">So that defines the relationship from Recipe class and we're saying that this Recipe will get stored on a property on the child or the set of ingredients on each object of Ingredient is going to be a property called recipe. </text:p>
      <text:p text:style-name="P39">So jump back over here to Chrome. </text:p>
      <text:p text:style-name="P39">That completes this direction of the relationship so from Recipe to Ingredient.<text:span text:style-name="T11">( 1 - * in Recipe Ingredient figure above)</text:span></text:p>
      <text:p text:style-name="P39"><text:s/>So we are getting a set there of ingredients coming back and I'm using set there so I get a unique set of ingredients. </text:p>
      <text:p text:style-name="P39">That's my preferred, some people like to use lists and there's nothing wrong with that but just from experience and something like this, I do prefer to use a Set.</text:p>
      <text:p text:style-name="P39"/>
      <text:p text:style-name="P39"><text:soft-page-break/></text:p>
      <text:p text:style-name="P39"><draw:frame text:anchor-type="paragraph" draw:z-index="22" draw:name="Text Frame 4" draw:style-name="gr23" draw:text-style-name="P114" svg:width="11.311cm" svg:height="1.532cm" svg:x="0.042cm" svg:y="0.236cm"><draw:text-box><text:p><text:s text:c="4"/>@ManyToOne</text:p><text:p><text:s text:c="4"/>private Recipe recipe;</text:p></draw:text-box></draw:frame></text:p>
      <text:p text:style-name="P39"/>
      <text:p text:style-name="P39"/>
      <text:p text:style-name="Text_20_body">Now we need to set up the inverse side of the relationship. </text:p>
      <text:p text:style-name="P39"><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6">delete ingredients that are assigned to recipe but not the other way around. So we definitely don't to do the cascading</text:p>
      <text:p text:style-name="P39">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9">So just to quickly recap, we defined this recipe, we define this relation to between a recipe and ingredient and it's a bi-directional relationship. I mean we can navigate the object graph from either direction. So a recipe is going to have many ingredients</text:p>
      <text:p text:style-name="P36">while an ingredient will have just one recipe and we define the relationships.</text:p>
      <text:p text:style-name="P36">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6"/>
      <text:p text:style-name="P35"><text:a xlink:type="simple" xlink:href="https://github.com/roloje777/spring5-recipe-app/commit/c36b2f02885751ec4a133e507851557754ec401b" text:style-name="Internet_20_link" text:visited-style-name="Visited_20_Internet_20_Link"><text:span text:style-name="T19">See changes here</text:span></text:a></text:p>
      <text:p text:style-name="P41"/>
      <text:p text:style-name="P41"/>
      <text:h text:style-name="P70" text:outline-level="1">Lesson 133 + 134 Create one-to-one relationship</text:h>
      <text:p text:style-name="P49"><text:a xlink:type="simple" xlink:href="https://github.com/roloje777/spring5-recipe-app/tree/one-to-one-jpa-assign-review" text:style-name="Internet_20_link" text:visited-style-name="Visited_20_Internet_20_Link"><text:span text:style-name="T25">Branch here</text:span></text:a></text:p>
      <text:p text:style-name="P48"/>
      <text:p text:style-name="P48">Create Unit of Measure Entity</text:p>
      <text:p text:style-name="P48">• Create a unidirectional relationship from</text:p>
      <text:p text:style-name="P48">Ingredient to Unit of Measure</text:p>
      <text:p text:style-name="P48">• DO NOT cascade persistence events from</text:p>
      <text:p text:style-name="P40">Ingredient to Unit of Measure</text:p>
      <text:p text:style-name="P40"><text:s text:c="12"/></text:p>
      <text:p text:style-name="P40"><text:s text:c="46"/></text:p>
      <text:p text:style-name="P40"><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7" text:anchor-type="paragraph" svg:x="-0.295cm" svg:y="0.236cm" svg:width="13.328cm" draw:z-index="24"><draw:text-box fo:min-height="10.777cm"><text:p text:style-name="Drawing"><draw:frame text:anchor-type="paragraph" draw:z-index="25" draw:name="Text Frame 5" draw:style-name="gr22" draw:text-style-name="P118" svg:width="13.327cm" svg:height="10.776cm" svg:x="0cm" svg:y="0cm"><draw:text-box><text:p text:style-name="P106"><text:span text:style-name="T59">@Entity</text:span><text:span text:style-name="T59"><text:line-break/></text:span><text:span text:style-name="T55">public class </text:span><text:span text:style-name="T56">Ingredient {</text:span></text:p><text:p text:style-name="P106"><text:span text:style-name="T56">..</text:span></text:p><text:p text:style-name="P106"><text:span text:style-name="T56"><text:s text:c="3"/></text:span><text:span text:style-name="T63">/*</text:span><text:span text:style-name="T63"><text:line-break/></text:span><text:span text:style-name="T63"> <text:s/>FetchType is EAGER by default.</text:span><text:span text:style-name="T63"><text:line-break/></text:span><text:span text:style-name="T63"> <text:s/>This is just a way to show other developers the intent</text:span><text:span text:style-name="T63"><text:line-break/></text:span><text:span text:style-name="T63"> <text:s/>Tells Hibernate I want you to get it every time.</text:span><text:span text:style-name="T63"><text:line-break/></text:span><text:span text:style-name="T63">*/</text:span><text:span text:style-name="T63"><text:line-break/></text:span><text:span text:style-name="T63"> <text:s text:c="2"/></text:span><text:span text:style-name="T59">@OneToOne</text:span><text:span text:style-name="T56">(fetch=FetchType.</text:span><text:span text:style-name="T60">EAGER</text:span><text:span text:style-name="T56">)</text:span><text:span text:style-name="T56"><text:line-break/></text:span><text:span text:style-name="T56"> <text:s text:c="2"/></text:span><text:span text:style-name="T55">private </text:span><text:span text:style-name="T56">UnitOfMeasure </text:span><text:span text:style-name="T61">uom</text:span><text:span text:style-name="T55">;</text:span></text:p><text:p text:style-name="P106"><text:span text:style-name="T55"/></text:p><text:p text:style-name="P106"><text:span text:style-name="T55"/></text:p><text:p text:style-name="P106"><text:span text:style-name="T55">…</text:span></text:p><text:p text:style-name="P106"><text:span text:style-name="T55"/></text:p><text:p text:style-name="P106"><text:span text:style-name="T55">public </text:span><text:span text:style-name="T56">UnitOfMeasure </text:span><text:span text:style-name="T62">getUom</text:span><text:span text:style-name="T56">() {</text:span><text:span text:style-name="T56"><text:line-break/></text:span><text:span text:style-name="T56"> <text:s text:c="3"/></text:span><text:span text:style-name="T55">return </text:span><text:span text:style-name="T61">uom</text:span><text:span text:style-name="T55">;</text:span><text:span text:style-name="T55"><text:line-break/></text:span><text:span text:style-name="T56">}</text:span><text:span text:style-name="T56"><text:line-break/></text:span><text:span text:style-name="T56"><text:line-break/></text:span><text:span text:style-name="T55">public void </text:span><text:span text:style-name="T62">setUom</text:span><text:span text:style-name="T56">(UnitOfMeasure uom) {</text:span><text:span text:style-name="T56"><text:line-break/></text:span><text:span text:style-name="T56"> <text:s text:c="3"/></text:span><text:span text:style-name="T55">this</text:span><text:span text:style-name="T56">.</text:span><text:span text:style-name="T61">uom </text:span><text:span text:style-name="T56">= uom</text:span><text:span text:style-name="T55">;</text:span><text:span text:style-name="T55"><text:line-break/></text:span><text:span text:style-name="T56">}</text:span></text:p></draw:text-box></draw:frame>Drawing <text:sequence text:ref-name="refDrawing3" text:name="Drawing" text:formula="ooow:Drawing+1" style:num-format="1">4</text:sequence>: Ingredient.java</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1" draw:text-style-name="P117" svg:width="16.232cm" svg:height="13.154cm" svg:x="0cm" svg:y="0cm"><draw:text-box><text:p text:style-name="P106"><text:span text:style-name="T55">package </text:span><text:span text:style-name="T56">guru.springframework.domain</text:span><text:span text:style-name="T55">;</text:span><text:span text:style-name="T55"><text:line-break/></text:span><text:span text:style-name="T55"><text:line-break/></text:span><text:span text:style-name="T55">import </text:span><text:span text:style-name="T56">javax.persistence.*</text:span><text:span text:style-name="T55">;</text:span><text:span text:style-name="T55"><text:line-break/></text:span><text:span text:style-name="T55"><text:line-break/></text:span><text:span text:style-name="T59">@Entity</text:span><text:span text:style-name="T59"><text:line-break/></text:span><text:span text:style-name="T55">public class </text:span><text:span text:style-name="T56">UnitOfMeasure {</text:span><text:span text:style-name="T56"><text:line-break/></text:span><text:span text:style-name="T56"><text:line-break/></text:span><text:span text:style-name="T56"> <text:s text:c="3"/></text:span><text:span text:style-name="T59">@Id</text:span><text:span text:style-name="T59"><text:line-break/></text:span><text:span text:style-name="T59"> <text:s text:c="3"/>@GeneratedValue</text:span><text:span text:style-name="T56">(strategy = GenerationType.</text:span><text:span text:style-name="T60">IDENTITY</text:span><text:span text:style-name="T56">)</text:span><text:span text:style-name="T56"><text:line-break/></text:span><text:span text:style-name="T56"> <text:s text:c="3"/></text:span><text:span text:style-name="T55">private </text:span><text:span text:style-name="T56">Long </text:span><text:span text:style-name="T61">id</text:span><text:span text:style-name="T55">;</text:span><text:span text:style-name="T55"><text:line-break/></text:span><text:span text:style-name="T55"> <text:s text:c="3"/>private </text:span><text:span text:style-name="T56">String </text:span><text:span text:style-name="T61">description</text:span><text:span text:style-name="T55">;</text:span><text:span text:style-name="T55"><text:line-break/></text:span><text:span text:style-name="T55"><text:line-break/></text:span><text:span text:style-name="T55"><text:line-break/></text:span><text:span text:style-name="T55"> <text:s text:c="3"/>public </text:span><text:span text:style-name="T56">Long </text:span><text:span text:style-name="T62">getId</text:span><text:span text:style-name="T56">() {</text:span><text:span text:style-name="T56"><text:line-break/></text:span><text:span text:style-name="T56"> <text:s text:c="7"/></text:span><text:span text:style-name="T55">return </text:span><text:span text:style-name="T61">id</text:span><text:span text:style-name="T55">;</text:span><text:span text:style-name="T55"><text:line-break/></text:span><text:span text:style-name="T55"> <text:s text:c="3"/></text:span><text:span text:style-name="T56">}</text:span><text:span text:style-name="T56"><text:line-break/></text:span><text:span text:style-name="T56"><text:line-break/></text:span><text:span text:style-name="T56"> <text:s text:c="3"/></text:span><text:span text:style-name="T55">public void </text:span><text:span text:style-name="T62">setId</text:span><text:span text:style-name="T56">(Long id) {</text:span><text:span text:style-name="T56"><text:line-break/></text:span><text:span text:style-name="T56"> <text:s text:c="7"/></text:span><text:span text:style-name="T55">this</text:span><text:span text:style-name="T56">.</text:span><text:span text:style-name="T61">id </text:span><text:span text:style-name="T56">= id</text:span><text:span text:style-name="T55">;</text:span><text:span text:style-name="T55"><text:line-break/></text:span><text:span text:style-name="T55"> <text:s text:c="3"/></text:span><text:span text:style-name="T56">}</text:span><text:span text:style-name="T56"><text:line-break/></text:span><text:span text:style-name="T56"><text:line-break/></text:span><text:span text:style-name="T56"> <text:s text:c="3"/></text:span><text:span text:style-name="T55">public </text:span><text:span text:style-name="T56">String </text:span><text:span text:style-name="T62">getDescription</text:span><text:span text:style-name="T56">() {</text:span><text:span text:style-name="T56"><text:line-break/></text:span><text:span text:style-name="T56"> <text:s text:c="7"/></text:span><text:span text:style-name="T55">return </text:span><text:span text:style-name="T61">description</text:span><text:span text:style-name="T55">;</text:span><text:span text:style-name="T55"><text:line-break/></text:span><text:span text:style-name="T55"> <text:s text:c="3"/></text:span><text:span text:style-name="T56">}</text:span><text:span text:style-name="T56"><text:line-break/></text:span><text:span text:style-name="T56"><text:line-break/></text:span><text:span text:style-name="T56"> <text:s text:c="3"/></text:span><text:span text:style-name="T55">public void </text:span><text:span text:style-name="T62">setDescription</text:span><text:span text:style-name="T56">(String description) {</text:span><text:span text:style-name="T56"><text:line-break/></text:span><text:span text:style-name="T56"> <text:s text:c="7"/></text:span><text:span text:style-name="T55">this</text:span><text:span text:style-name="T56">.</text:span><text:span text:style-name="T61">description </text:span><text:span text:style-name="T56">= description</text:span><text:span text:style-name="T55">;</text:span><text:span text:style-name="T55"><text:line-break/></text:span><text:span text:style-name="T55"> <text:s text:c="3"/></text:span><text:span text:style-name="T56">}</text:span><text:span text:style-name="T56"><text:line-break/></text:span><text:span text:style-name="T56"><text:line-break/></text:span><text:span text:style-name="T56"><text:line-break/></text:span><text:span text:style-name="T56">}</text:span><text:span text:style-name="T56"><text:line-break/></text:span><text:span text:style-name="T56"/></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0"/>
      <text:h text:style-name="P71" text:outline-level="1">Lesson 136 JPA Enumerations</text:h>
      <text:p text:style-name="P50"/>
      <text:p text:style-name="P50"><text:a xlink:type="simple" xlink:href="https://github.com/roloje777/spring5-recipe-app/tree/jpa-enumerations" text:style-name="Internet_20_link" text:visited-style-name="Visited_20_Internet_20_Link"><text:span text:style-name="T26">branch jpa-enumerations</text:span></text:a></text:p>
      <text:p text:style-name="P40"/>
      <text:p text:style-name="P40"><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9" text:anchor-type="paragraph" svg:x="0.339cm" svg:y="0.697cm" svg:width="10.433cm" draw:z-index="29"><draw:text-box fo:min-height="4.046cm"><text:p text:style-name="Drawing"><draw:frame text:anchor-type="paragraph" draw:z-index="30" draw:name="Text Frame 7" draw:style-name="gr20" draw:text-style-name="P114"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10" text:anchor-type="paragraph" svg:x="0.284cm" svg:y="0.146cm" svg:width="10.31cm" draw:z-index="31"><draw:text-box fo:min-height="7.793cm"><text:p text:style-name="Drawing"><draw:frame text:anchor-type="paragraph" draw:z-index="32" draw:name="Text Frame 8" draw:style-name="gr19" draw:text-style-name="P114"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0"><text:s text:c="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2"><text:span text:style-name="T27">String. </text:span><text:span text:style-name="T28">(</text:span> <text:span text:style-name="T23">EASY, MODERATE,HARD</text:span><text:span text:style-name="T24">)</text:span></text:p>
      <text:p text:style-name="P43"><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4"/>
      <text:p text:style-name="P51"><text:a xlink:type="simple" xlink:href="https://github.com/roloje777/spring5-recipe-app/commit/d26c6b1bd687f6bc9b45d9da0d1d4bc5f5a4401d" text:style-name="Internet_20_link" text:visited-style-name="Visited_20_Internet_20_Link"><text:span text:style-name="T21">see changes here</text:span></text:a></text:p>
      <text:p text:style-name="P53"/>
      <text:p text:style-name="P9"/>
      <text:p text:style-name="P40"/>
      <text:h text:style-name="P72" text:outline-level="1">Lesson 137 Many To Many RelationShip</text:h>
      <text:p text:style-name="P55"/>
      <text:p text:style-name="P55"><text:a xlink:type="simple" xlink:href="https://github.com/roloje777/spring5-recipe-app/tree/many-to-many-jpa-example" text:style-name="Internet_20_link" text:visited-style-name="Visited_20_Internet_20_Link"><text:span text:style-name="T38">many-to-many-jpa-example</text:span></text:a></text:p>
      <text:p text:style-name="P55"/>
      <text:p text:style-name="P55"><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5"/>
      <text:p text:style-name="P55"/>
      <text:p text:style-name="P55"/>
      <text:p text:style-name="P55"/>
      <text:p text:style-name="P55"/>
      <text:p text:style-name="P55"/>
      <text:p text:style-name="P55"/>
      <text:p text:style-name="P55"/>
      <text:p text:style-name="P55"/>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18" draw:text-style-name="P114"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17" draw:text-style-name="P114"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7"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8"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7"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2"><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6"><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16" draw:text-style-name="P116" svg:width="12.299cm" svg:height="2.879cm" svg:x="0.145cm" svg:y="0cm"><draw:text-box><text:p text:style-name="P106"><text:span text:style-name="T59">..</text:span></text:p><text:p text:style-name="P106"><text:span text:style-name="T59">@OneToMany</text:span><text:span text:style-name="T56">(cascade = CascadeType.</text:span><text:span text:style-name="T60">ALL</text:span><text:span text:style-name="T55">, </text:span><text:span text:style-name="T56">mappedBy = </text:span><text:span text:style-name="T57">"recipe"</text:span><text:span text:style-name="T56">)</text:span><text:span text:style-name="T56"><text:line-break/></text:span><text:span text:style-name="T55">private </text:span><text:span text:style-name="T56">Set&lt;Ingredient&gt; </text:span><text:span text:style-name="T61">ingredients</text:span><text:span text:style-name="T55">;</text:span></text:p><text:p text:style-name="P106"><text:span text:style-name="T55"/></text:p><text:p text:style-name="P106"><text:span text:style-name="T55">..</text:span></text:p><text:p text:style-name="P106"><text:span text:style-name="T59">@OneToOne</text:span><text:span text:style-name="T56">(cascade = CascadeType.</text:span><text:span text:style-name="T60">ALL</text:span><text:span text:style-name="T56">)</text:span><text:span text:style-name="T56"><text:line-break/></text:span><text:span text:style-name="T55">private </text:span><text:span text:style-name="T56">Notes </text:span><text:span text:style-name="T61">notes</text:span><text:span text:style-name="T55">;</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5" draw:text-style-name="P116" svg:width="13.394cm" svg:height="5.481cm" svg:x="0cm" svg:y="0cm"><draw:text-box><text:p text:style-name="P106"><text:span text:style-name="T55">public interface </text:span><text:span text:style-name="T56">UnitOfMeasureRepository </text:span><text:span text:style-name="T55">extends </text:span><text:span text:style-name="T56">CrudRepository&lt;UnitOfMeasure</text:span><text:span text:style-name="T55">, </text:span><text:span text:style-name="T56">Long&gt; {</text:span><text:span text:style-name="T56"><text:line-break/></text:span><text:span text:style-name="T56">}</text:span></text:p><text:p text:style-name="P106"><text:span text:style-name="T56"/></text:p><text:p text:style-name="P106"><text:span text:style-name="T55">public interface </text:span><text:span text:style-name="T56">RecipeRepository </text:span><text:span text:style-name="T55">extends </text:span><text:span text:style-name="T56">CrudRepository&lt;Recipe</text:span><text:span text:style-name="T55">, </text:span><text:span text:style-name="T56">Long&gt; {</text:span><text:span text:style-name="T56"><text:line-break/></text:span><text:span text:style-name="T56">}</text:span></text:p><text:p text:style-name="P106"><text:span text:style-name="T56"/></text:p><text:p text:style-name="P106"><text:span text:style-name="T55">public interface </text:span><text:span text:style-name="T56">CategoryRepository </text:span><text:span text:style-name="T55">extends </text:span><text:span text:style-name="T56">CrudRepository&lt;Category</text:span><text:span text:style-name="T55">, </text:span><text:span text:style-name="T56">Long&gt; {</text:span><text:span text:style-name="T56"><text:line-break/></text:span><text:span text:style-name="T56">}</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6"><text:a xlink:type="simple" xlink:href="https://github.com/roloje777/spring5-recipe-app/commit/37be3670000e376d745205fde7a82e4ac1be1fe8" text:style-name="Internet_20_link" text:visited-style-name="Visited_20_Internet_20_Link"><text:span text:style-name="T30">see changes here</text:span></text:a></text:p>
      <text:p text:style-name="P56"/>
      <text:p text:style-name="P56"/>
      <text:h text:style-name="P73" text:outline-level="1">Lesson 139 Database initialization with Spring</text:h>
      <text:p text:style-name="P59"/>
      <text:p text:style-name="P61"><text:a xlink:type="simple" xlink:href="https://github.com/roloje777/spring5-recipe-app/tree/database-initialization" text:style-name="Internet_20_link" text:visited-style-name="Visited_20_Internet_20_Link">Database-initialization</text:a></text:p>
      <text:p text:style-name="P59"><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59"><draw:frame draw:style-name="fr1" draw:name="Frame15" text:anchor-type="paragraph" svg:x="-0.15cm" svg:y="0.513cm" svg:width="11.599cm" draw:z-index="46"><draw:text-box fo:min-height="4.979cm"><text:p text:style-name="Drawing"><draw:frame text:anchor-type="paragraph" draw:z-index="47" draw:name="Text Frame 13" draw:style-name="gr14" draw:text-style-name="P115" svg:width="11.598cm" svg:height="4.978cm" svg:x="0cm" svg:y="0cm"><draw:text-box><text:p text:style-name="P106"><text:span text:style-name="T55">INSERT INTO </text:span><text:span text:style-name="T56">category (description) </text:span><text:span text:style-name="T55">VALUES </text:span><text:span text:style-name="T56">(</text:span><text:span text:style-name="T57">'American'</text:span><text:span text:style-name="T56">);</text:span><text:span text:style-name="T56"><text:line-break/></text:span><text:span text:style-name="T55">INSERT INTO </text:span><text:span text:style-name="T56">category (description) </text:span><text:span text:style-name="T55">VALUES </text:span><text:span text:style-name="T56">(</text:span><text:span text:style-name="T57">'Italian'</text:span><text:span text:style-name="T56">);</text:span><text:span text:style-name="T56"><text:line-break/></text:span><text:span text:style-name="T55">INSERT INTO </text:span><text:span text:style-name="T56">category (description) </text:span><text:span text:style-name="T55">VALUES </text:span><text:span text:style-name="T56">(</text:span><text:span text:style-name="T57">'Mexican'</text:span><text:span text:style-name="T56">);</text:span><text:span text:style-name="T56"><text:line-break/></text:span><text:span text:style-name="T55">INSERT INTO </text:span><text:span text:style-name="T56">category (description) </text:span><text:span text:style-name="T55">VALUES </text:span><text:span text:style-name="T56">(</text:span><text:span text:style-name="T57">'Fast Food'</text:span><text:span text:style-name="T56">);</text:span><text:span text:style-name="T56"><text:line-break/></text:span><text:span text:style-name="T55">INSERT INTO </text:span><text:span text:style-name="T56">unit_of_measure (description) </text:span><text:span text:style-name="T55">VALUES </text:span><text:span text:style-name="T56">(</text:span><text:span text:style-name="T57">'Teaspoon'</text:span><text:span text:style-name="T56">);</text:span><text:span text:style-name="T56"><text:line-break/></text:span><text:span text:style-name="T55">INSERT INTO </text:span><text:span text:style-name="T56">unit_of_measure (description) </text:span><text:span text:style-name="T55">VALUES </text:span><text:span text:style-name="T56">(</text:span><text:span text:style-name="T57">'Tablespoon'</text:span><text:span text:style-name="T56">);</text:span><text:span text:style-name="T56"><text:line-break/></text:span><text:span text:style-name="T55">INSERT INTO </text:span><text:span text:style-name="T56">unit_of_measure (description) </text:span><text:span text:style-name="T55">VALUES </text:span><text:span text:style-name="T56">(</text:span><text:span text:style-name="T57">'Cup'</text:span><text:span text:style-name="T56">);</text:span><text:span text:style-name="T56"><text:line-break/></text:span><text:span text:style-name="T55">INSERT INTO </text:span><text:span text:style-name="T56">unit_of_measure (description) </text:span><text:span text:style-name="T55">VALUES </text:span><text:span text:style-name="T56">(</text:span><text:span text:style-name="T57">'Pinch'</text:span><text:span text:style-name="T56">);</text:span><text:span text:style-name="T56"><text:line-break/></text:span><text:span text:style-name="T55">INSERT INTO </text:span><text:span text:style-name="T56">unit_of_measure (description) </text:span><text:span text:style-name="T55">VALUES </text:span><text:span text:style-name="T56">(</text:span><text:span text:style-name="T57">'Ounce'</text:span><text:span text:style-name="T56">);</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Note, I also had to add the following to the application.properties file, as it through errors if not added.</text:span></text:span></text:p>
      <text:p text:style-name="P59"><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58"><text:span text:style-name="Strong_20_Emphasis"><text:span text:style-name="T35">spring.jpa.defer-datasource-initialization</text:span></text:span><text:span text:style-name="T41">=</text:span><text:span text:style-name="T40">true</text:span></text:p>
      <text:p text:style-name="P57"><text:span text:style-name="Strong_20_Emphasis"><text:span text:style-name="T33"/></text:span></text:p>
      <text:p text:style-name="P59"><text:span text:style-name="Strong_20_Emphasis"><text:span text:style-name="T33"/></text:span></text:p>
      <text:p text:style-name="P59"><text:span text:style-name="Strong_20_Emphasis"><text:span text:style-name="T33">Now when I run the application it populates the two tables with that data</text:span></text:span></text:p>
      <text:p text:style-name="P59"><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60"><text:s text:c="8"/></text:p>
      <text:p text:style-name="P60"/>
      <text:p text:style-name="P60"/>
      <text:p text:style-name="P60"/>
      <text:p text:style-name="P60"/>
      <text:p text:style-name="P60"/>
      <text:p text:style-name="P60"/>
      <text:p text:style-name="P59"><text:a xlink:type="simple" xlink:href="https://github.com/roloje777/spring5-recipe-app/commit/8cf3c81a61a5d97bd7d0f4970e6b52540908627e" text:style-name="Internet_20_link" text:visited-style-name="Visited_20_Internet_20_Link"><text:span text:style-name="T43">see changes here</text:span></text:a></text:p>
      <text:p text:style-name="P59"/>
      <text:h text:style-name="P74" text:outline-level="1"><text:soft-page-break/>Lesson 140 Spring Data JPA Aquery Methods</text:h>
      <text:p text:style-name="P63"><text:a xlink:type="simple" xlink:href="https://github.com/roloje777/spring5-recipe-app/tree/jpa-query-methods" text:style-name="Internet_20_link" text:visited-style-name="Visited_20_Internet_20_Link"><text:span text:style-name="T44">jpa-query-methods</text:span></text:a></text:p>
      <text:p text:style-name="P62">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2"><draw:frame text:anchor-type="paragraph" draw:z-index="50" draw:name="Text Frame 14" draw:style-name="gr13" draw:text-style-name="P114"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2"><text:s/></text:p>
      <text:p text:style-name="P62"/>
      <text:p text:style-name="P62"/>
      <text:p text:style-name="P62"/>
      <text:p text:style-name="P62"/>
      <text:p text:style-name="P62">Se set up the repositories and inject them on out conroller, then use its methods to retirev the information from the database.</text:p>
      <text:p text:style-name="P62"><draw:frame draw:style-name="fr1" draw:name="Frame16" text:anchor-type="paragraph" svg:x="0.529cm" svg:y="0.64cm" svg:width="16.369cm" draw:z-index="51"><draw:text-box fo:min-height="14.517cm"><text:p text:style-name="Drawing"><draw:frame text:anchor-type="paragraph" draw:z-index="52" draw:name="Text Frame 15" draw:style-name="gr12" draw:text-style-name="P113" svg:width="16.368cm" svg:height="14.516cm" svg:x="0cm" svg:y="0cm"><draw:text-box><text:p><text:span text:style-name="T58">public interface CategoryRepository extends CrudRepository&lt;Category, </text:span><text:span text:style-name="T58">Long&gt; {</text:span></text:p><text:p><text:span text:style-name="T58"/></text:p><text:p><text:span text:style-name="T58"><text:s text:c="4"/></text:span><text:span text:style-name="T58">Optional&lt;Category&gt; findByDescription(String description);</text:span></text:p><text:p><text:span text:style-name="T58">}</text:span></text:p><text:p><text:span text:style-name="T58">--------------------------</text:span></text:p><text:p><text:span text:style-name="T58">public interface UnitOfMeasureRepository extends </text:span><text:span text:style-name="T58">CrudRepository&lt;UnitOfMeasure, Long&gt; {</text:span></text:p><text:p><text:span text:style-name="T58"/></text:p><text:p><text:span text:style-name="T58"><text:s text:c="4"/></text:span><text:span text:style-name="T58">Optional&lt;UnitOfMeasure&gt; findByDescription(String description);</text:span></text:p><text:p><text:span text:style-name="T58">}</text:span></text:p><text:p><text:span text:style-name="T58">-----------------------------</text:span></text:p><text:p><text:span text:style-name="T58">@Controller</text:span></text:p><text:p><text:span text:style-name="T58">public class IndexController {</text:span></text:p><text:p><text:span text:style-name="T58"/></text:p><text:p><text:span text:style-name="T58"><text:s text:c="4"/></text:span><text:span text:style-name="T58">private CategoryRepository categoryRepository;</text:span></text:p><text:p><text:span text:style-name="T58"><text:s text:c="4"/></text:span><text:span text:style-name="T58">private UnitOfMeasureRepository unitOfMeasureRepository;</text:span></text:p><text:p><text:span text:style-name="T58"/></text:p><text:p><text:span text:style-name="T58"><text:s text:c="4"/></text:span><text:span text:style-name="T58">public IndexController(CategoryRepository categoryRepository, </text:span><text:span text:style-name="T58">UnitOfMeasureRepository unitOfMeasureRepository) {</text:span></text:p><text:p><text:span text:style-name="T58"><text:s text:c="8"/></text:span><text:span text:style-name="T58">this.categoryRepository = categoryRepository;</text:span></text:p><text:p><text:span text:style-name="T58"><text:s text:c="8"/></text:span><text:span text:style-name="T58">this.unitOfMeasureRepository = unitOfMeasureRepository;</text:span></text:p><text:p><text:span text:style-name="T58"><text:s text:c="4"/></text:span><text:span text:style-name="T58">}</text:span></text:p><text:p><text:span text:style-name="T58"/></text:p><text:p><text:span text:style-name="T58"><text:s text:c="4"/></text:span><text:span text:style-name="T58">@RequestMapping({"", "/", "/index"})</text:span></text:p><text:p><text:span text:style-name="T58"><text:s text:c="4"/></text:span><text:span text:style-name="T58">public String getIndexPage(){</text:span></text:p><text:p><text:span text:style-name="T58"/></text:p><text:p><text:span text:style-name="T58"><text:s text:c="8"/></text:span><text:span text:style-name="T58">Optional&lt;Category&gt; categoryOptional = </text:span><text:span text:style-name="T58">categoryRepository.findByDescription("American");</text:span></text:p><text:p><text:span text:style-name="T58"><text:s text:c="8"/></text:span><text:span text:style-name="T58">Optional&lt;UnitOfMeasure&gt; unitOfMeasureOptional = </text:span><text:span text:style-name="T58">unitOfMeasureRepository.findByDescription("Teaspoon");</text:span></text:p><text:p><text:span text:style-name="T58"/></text:p><text:p><text:span text:style-name="T58"><text:s text:c="8"/></text:span><text:span text:style-name="T58">System.out.println("Cat Id is: " + categoryOptional.get().getId());</text:span></text:p><text:p><text:span text:style-name="T58"><text:s text:c="8"/></text:span><text:span text:style-name="T58">System.out.println("UOM ID is: " + </text:span><text:span text:style-name="T58">unitOfMeasureOptional.get().getId());</text:span></text:p><text:p><text:span text:style-name="T58"/></text:p><text:p><text:span text:style-name="T58"><text:s text:c="8"/></text:span><text:span text:style-name="T58">return "index";</text:span></text:p><text:p><text:span text:style-name="T58"><text:s text:c="4"/></text:span><text:span text:style-name="T58">}</text:span></text:p></draw:text-box></draw:frame>Drawing <text:sequence text:ref-name="refDrawing12" text:name="Drawing" text:formula="ooow:Drawing+1" style:num-format="1">13</text:sequence>: Implementation</text:p></draw:text-box></draw:frame></text:p>
      <text:p text:style-name="P62"><text:s text:c="2"/></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draw:frame draw:style-name="fr2" draw:name="Frame17" text:anchor-type="char" svg:width="13.203cm" draw:z-index="53"><draw:text-box fo:min-height="4.101cm"><text:p text:style-name="Figure"><draw:frame draw:style-name="fr6"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2"/>
      <text:p text:style-name="P62"/>
      <text:p text:style-name="P62"/>
      <text:p text:style-name="P62"/>
      <text:p text:style-name="P62"/>
      <text:p text:style-name="P62"/>
      <text:p text:style-name="P64"><text:a xlink:type="simple" xlink:href="https://github.com/roloje777/spring5-recipe-app/commit/3d2225f40700beb13eecc362d0dd92e779357688" text:style-name="Internet_20_link" text:visited-style-name="Visited_20_Internet_20_Link"><text:span text:style-name="T44">see changes here</text:span></text:a></text:p>
      <text:p text:style-name="P62"/>
      <text:h text:style-name="P75" text:outline-level="1">Lesson 141 + 142 Assignment Display list of Recipes on Index Page</text:h>
      <text:p text:style-name="P65"/>
      <text:p text:style-name="P65"><text:a xlink:type="simple" xlink:href="https://github.com/roloje777/spring5-recipe-app/tree/my-lesson-141-assignment" text:style-name="Internet_20_link" text:visited-style-name="Visited_20_Internet_20_Link"><text:span text:style-name="T45">branch my-lesson-141-assignment</text:span></text:a></text:p>
      <text:p text:style-name="P65"/>
      <text:p text:style-name="P65">Display List of Recipes</text:p>
      <text:p text:style-name="P65">•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5">Tacos’ from www.simplyrecipes.com for source data</text:p>
      <text:p text:style-name="P65">• Add any needed Unit of Measures to data.sql</text:p>
      <text:p text:style-name="P65"><draw:frame draw:style-name="fr1" draw:name="Frame18" text:anchor-type="paragraph" svg:x="0.025cm" svg:y="0.4cm" svg:width="9.887cm" draw:z-index="55"><draw:text-box fo:min-height="3.757cm"><text:p text:style-name="Drawing"><draw:frame text:anchor-type="paragraph" draw:z-index="56" draw:name="Text Frame 16" draw:style-name="gr11" draw:text-style-name="P112" svg:width="9.886cm" svg:height="3.756cm" svg:x="0cm" svg:y="0cm"><draw:text-box><text:p text:style-name="P106"><text:span text:style-name="T55">INSERT INTO </text:span><text:span text:style-name="T56">unit_of_measure (description) </text:span><text:span text:style-name="T55">VALUES </text:span><text:span text:style-name="T56">(</text:span><text:span text:style-name="T57">'Each'</text:span><text:span text:style-name="T56">);</text:span><text:span text:style-name="T56"><text:line-break/></text:span><text:span text:style-name="T55">INSERT INTO </text:span><text:span text:style-name="T56">unit_of_measure (description) </text:span><text:span text:style-name="T55">VALUES </text:span><text:span text:style-name="T56">(</text:span><text:span text:style-name="T57">'Clove'</text:span><text:span text:style-name="T56">);</text:span></text:p></draw:text-box></draw:frame>Drawing <text:sequence text:ref-name="refDrawing13" text:name="Drawing" text:formula="ooow:Drawing+1" style:num-format="1">14</text:sequence>: data.sql</text:p></draw:text-box></draw:frame></text:p>
      <text:p text:style-name="P65"/>
      <text:p text:style-name="P65"/>
      <text:p text:style-name="P65"/>
      <text:p text:style-name="P65"/>
      <text:p text:style-name="P65"/>
      <text:p text:style-name="P65">• Use Bootstrap class to create recipes on startup</text:p>
      <text:p text:style-name="P65"><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65"/>
      <text:p text:style-name="P65"/>
      <text:p text:style-name="P65"/>
      <text:p text:style-name="P65"/>
      <text:p text:style-name="P65"/>
      <text:p text:style-name="P65"/>
      <text:p text:style-name="P65"/>
      <text:p text:style-name="P65"><draw:frame draw:style-name="fr1" draw:name="Frame21" text:anchor-type="paragraph" svg:x="-0.192cm" svg:y="0.392cm" svg:width="13.067cm" draw:z-index="63"><draw:text-box fo:min-height="3.127cm"><text:p text:style-name="Drawing"><draw:frame text:anchor-type="paragraph" draw:z-index="64" draw:name="Text Frame 20" draw:style-name="gr7" draw:text-style-name="P109" svg:width="13.066cm" svg:height="3.126cm" svg:x="0cm" svg:y="0cm"><draw:text-box><text:p text:style-name="P106"><text:span text:style-name="T53">// so it allows large strings</text:span><text:span text:style-name="T53"><text:line-break/></text:span><text:span text:style-name="T53">@Lob</text:span><text:span text:style-name="T53"><text:line-break/></text:span><text:span text:style-name="T53">private String directions;</text:span></text:p></draw:text-box></draw:frame>Drawing <text:sequence text:ref-name="refDrawing14" text:name="Drawing" text:formula="ooow:Drawing+1" style:num-format="1">15</text:sequence>: Recipe.java</text:p></draw:text-box></draw:frame><text:s text:c="2"/></text:p>
      <text:p text:style-name="P65"/>
      <text:p text:style-name="P65"/>
      <text:p text:style-name="P65"/>
      <text:p text:style-name="P65"/>
      <text:p text:style-name="P65"/>
      <text:p text:style-name="P67">Note – added @Lob to allow for very large String valeus in Database, as per Johns example</text:p>
      <text:p text:style-name="P65"><text:soft-page-break/></text:p>
      <text:p text:style-name="P65"/>
      <text:p text:style-name="P65"/>
      <text:p text:style-name="P65"/>
      <text:p text:style-name="P65"/>
      <text:p text:style-name="P65"/>
      <text:p text:style-name="P65"/>
      <text:p text:style-name="P65"/>
      <text:p text:style-name="P65"><draw:frame draw:style-name="fr1" draw:name="Frame19" text:anchor-type="paragraph" svg:x="0.439cm" svg:y="0.263cm" svg:width="16.383cm" draw:z-index="59"><draw:text-box fo:min-height="10.957cm"><text:p text:style-name="Drawing"><draw:frame text:anchor-type="paragraph" draw:z-index="60" draw:name="Text Frame 18" draw:style-name="gr9" draw:text-style-name="P110" svg:width="16.382cm" svg:height="10.956cm" svg:x="0cm" svg:y="0cm"><draw:text-box><text:p><text:span text:style-name="T54">@Component</text:span></text:p><text:p><text:span text:style-name="T54">public class DataLoader implements CommandLineRunner {</text:span></text:p><text:p><text:span text:style-name="T54"/></text:p><text:p><text:span text:style-name="T54">// add repository</text:span></text:p><text:p><text:span text:style-name="T54"/></text:p><text:p><text:span text:style-name="T54">...</text:span></text:p><text:p><text:span text:style-name="T54"><text:s/></text:span><text:span text:style-name="T54">private final RecipeRepository recipeRepository;</text:span></text:p><text:p><text:span text:style-name="T54"><text:s/></text:span><text:span text:style-name="T54">...</text:span></text:p><text:p><text:span text:style-name="T54"><text:s/></text:span></text:p><text:p><text:span text:style-name="T54"><text:s text:c="5"/></text:span><text:span text:style-name="T54">public DataLoader(CategoryRepository categoryRepository, </text:span><text:span text:style-name="T54">UnitOfMeasureRepository unitOfMeasureRepository, RecipeRepository </text:span><text:span text:style-name="T54">recipeRepository) {</text:span></text:p><text:p><text:span text:style-name="T54"><text:s text:c="8"/></text:span><text:span text:style-name="T54">this.categoryRepository = categoryRepository;</text:span></text:p><text:p><text:span text:style-name="T54"><text:s text:c="8"/></text:span><text:span text:style-name="T54">this.unitOfMeasureRepository = unitOfMeasureRepository;</text:span></text:p><text:p><text:span text:style-name="T54"><text:s text:c="8"/></text:span><text:span text:style-name="T54">this.recipeRepository = recipeRepository;</text:span></text:p><text:p><text:span text:style-name="T54"><text:s text:c="4"/></text:span><text:span text:style-name="T54">}</text:span></text:p><text:p><text:span text:style-name="T54"><text:s text:c="4"/></text:span><text:span text:style-name="T54">...</text:span></text:p><text:p><text:span text:style-name="T54"><text:s text:c="4"/></text:span><text:span text:style-name="T54">// load the data and save to repository</text:span></text:p><text:p><text:span text:style-name="T54"><text:s text:c="5"/></text:span><text:span text:style-name="T54">@Override</text:span></text:p><text:p><text:span text:style-name="T54"><text:s text:c="4"/></text:span><text:span text:style-name="T54">public void run(String... args) throws Exception {</text:span></text:p><text:p><text:span text:style-name="T54"><text:s text:c="8"/></text:span><text:span text:style-name="T54">// Perfect Guacamole</text:span></text:p><text:p><text:span text:style-name="T54"><text:s text:c="6"/></text:span><text:span text:style-name="T54">// <text:s/>Recipe perfectGuacamole = recipeRepository.save(new Recipe());</text:span></text:p><text:p><text:span text:style-name="T54"><text:s text:c="7"/></text:span><text:span text:style-name="T54">Recipe perfectGuacamole = new Recipe();</text:span></text:p><text:p><text:span text:style-name="T54"><text:s text:c="7"/></text:span><text:span text:style-name="T54">...</text:span></text:p><text:p><text:span text:style-name="T54"><text:s text:c="8"/></text:span><text:span text:style-name="T54">perfectGuacamole.setPrepTime(10);</text:span></text:p><text:p><text:span text:style-name="T54"><text:s text:c="8"/></text:span><text:span text:style-name="T54">...</text:span></text:p><text:p><text:span text:style-name="T54"><text:s text:c="9"/></text:span><text:span text:style-name="T54">// <text:s/>save to repository</text:span></text:p><text:p><text:span text:style-name="T54"><text:s text:c="8"/></text:span><text:span text:style-name="T54">perfectGuacamole = recipeRepository.save(perfectGuacamole);</text:span></text:p><text:p><text:span text:style-name="T54"><text:s text:c="6"/></text:span><text:span text:style-name="T54">...</text:span></text:p><text:p><text:span text:style-name="T54"><text:s text:c="6"/></text:span><text:span text:style-name="T54">}</text:span></text:p><text:p><text:span text:style-name="T54"><text:s text:c="4"/></text:span><text:span text:style-name="T54">}</text:span></text:p></draw:text-box></draw:frame>Drawing <text:sequence text:ref-name="refDrawing15" text:name="Drawing" text:formula="ooow:Drawing+1" style:num-format="1">16</text:sequence>: guru.springframework.bootstrap.DataLoader.java</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58" draw:name="Text Frame 17" draw:style-name="gr10" draw:text-style-name="P111" svg:width="17.192cm" svg:height="4.384cm" svg:x="0.385cm" svg:y="0.083cm"><draw:text-box><text:p><text:span text:style-name="T54">Both can be used for the same thing. ApplicationListener is part of Spring Framework, </text:span><text:span text:style-name="T54">while CommandLineRunner is part of Spring Boot.</text:span></text:p><text:p><text:span text:style-name="T54"/></text:p><text:p><text:span text:style-name="T54">So if you have to work on a Spring Framework application without Spring Boot, you </text:span><text:span text:style-name="T54">will have to use ApplicationListener.</text:span></text:p><text:p><text:span text:style-name="T54"/></text:p><text:p><text:span text:style-name="T54">When will we use ApplicationReadyEvent and when we use ContextRefreshedEvent?</text:span></text:p><text:p><text:span text:style-name="T54">Again, ContextRefreshedEvent is part of Spring Framework, while </text:span><text:span text:style-name="T54">ApplicationReadyEvent is Spring Boot specific.</text:span></text:p><text:p><text:span text:style-name="T54"/></text:p><text:p><text:span text:style-name="T54">So if you want to keep your code generic and not tied to Spring Boot, go with </text:span><text:span text:style-name="T54">ContextRefreshedEvent.</text:span></text:p><text:p><text:span text:style-name="T54"/></text:p><text:p><text:span text:style-name="T54"/></text:p><text:p><text:span text:style-name="T54"/></text:p></draw:text-box></draw:frame><text:s/></text:p>
      <text:p text:style-name="P65"/>
      <text:p text:style-name="P65"/>
      <text:p text:style-name="P65"/>
      <text:p text:style-name="P65"/>
      <text:p text:style-name="P65"/>
      <text:p text:style-name="P47">Note John used the ApplicationListener while I used the CommandLineRunner</text:p>
      <text:p text:style-name="P65"/>
      <text:p text:style-name="P65"><text:soft-page-break/></text:p>
      <text:p text:style-name="P65"/>
      <text:p text:style-name="P65"/>
      <text:p text:style-name="P65">• Create Service to return recipe list to controller</text:p>
      <text:p text:style-name="P65"><draw:frame draw:style-name="fr1" draw:name="Frame20" text:anchor-type="paragraph" svg:x="0.152cm" svg:y="0.446cm" svg:width="15.342cm" draw:z-index="61"><draw:text-box fo:min-height="7.306cm"><text:p text:style-name="Drawing"><draw:frame text:anchor-type="paragraph" draw:z-index="62" draw:name="Text Frame 19" draw:style-name="gr8" draw:text-style-name="P110" svg:width="15.341cm" svg:height="7.305cm" svg:x="0cm" svg:y="0cm"><draw:text-box><text:p><text:span text:style-name="T54">public interface RecipeService {</text:span></text:p><text:p><text:span text:style-name="T54"/></text:p><text:p><text:span text:style-name="T54"><text:s text:c="4"/></text:span><text:span text:style-name="T54">public List&lt;Recipe&gt; getRecipes();</text:span></text:p><text:p><text:span text:style-name="T54">}</text:span></text:p><text:p><text:span text:style-name="T54"/></text:p><text:p><text:span text:style-name="T54">@Service</text:span></text:p><text:p><text:span text:style-name="T54">public class RecipeServiceImpl implements RecipeService {</text:span></text:p><text:p><text:span text:style-name="T54"><text:s text:c="4"/></text:span><text:span text:style-name="T54">private final RecipeRepository recipeRepository;</text:span></text:p><text:p><text:span text:style-name="T54"/></text:p><text:p><text:span text:style-name="T54"><text:s text:c="4"/></text:span><text:span text:style-name="T54">public RecipeServiceImpl(RecipeRepository recipeRepository) {</text:span></text:p><text:p><text:span text:style-name="T54"><text:s text:c="8"/></text:span><text:span text:style-name="T54">this.recipeRepository = recipeRepository;</text:span></text:p><text:p><text:span text:style-name="T54"><text:s text:c="4"/></text:span><text:span text:style-name="T54">}</text:span></text:p><text:p><text:span text:style-name="T54"/></text:p><text:p><text:span text:style-name="T54"><text:s text:c="4"/></text:span><text:span text:style-name="T54">public List&lt;Recipe&gt; getRecipes(){</text:span></text:p><text:p><text:span text:style-name="T54"/></text:p><text:p><text:span text:style-name="T54"><text:s text:c="8"/></text:span><text:span text:style-name="T54">List&lt;Recipe&gt; list = new ArrayList&lt;&gt;();</text:span></text:p><text:p><text:span text:style-name="T54"><text:s text:c="8"/></text:span><text:span text:style-name="T54">recipeRepository.findAll().forEach(list::add);</text:span></text:p><text:p><text:span text:style-name="T54"><text:s text:c="8"/></text:span><text:span text:style-name="T54">return list;</text:span></text:p><text:p><text:span text:style-name="T54"><text:s text:c="4"/></text:span><text:span text:style-name="T54">}</text:span></text:p><text:p><text:span text:style-name="T54">}</text:span></text:p></draw:text-box></draw:frame>Drawing <text:sequence text:ref-name="refDrawing16" text:name="Drawing" text:formula="ooow:Drawing+1" style:num-format="1">17</text:sequence>: Service layer</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6" draw:text-style-name="P108" svg:width="15.149cm" svg:height="10.688cm" svg:x="0cm" svg:y="0cm"><draw:text-box><text:p text:style-name="P106"><text:span text:style-name="T53">@Controller</text:span><text:span text:style-name="T53"><text:line-break/></text:span><text:span text:style-name="T53">public class IndexController {</text:span><text:span text:style-name="T53"><text:line-break/></text:span><text:span text:style-name="T53"><text:line-break/></text:span><text:span text:style-name="T53"> <text:s text:c="3"/>private CategoryRepository categoryRepository;</text:span><text:span text:style-name="T53"><text:line-break/></text:span><text:span text:style-name="T53"> <text:s text:c="3"/>private UnitOfMeasureRepository unitOfMeasureRepository;</text:span><text:span text:style-name="T53"><text:line-break/></text:span><text:span text:style-name="T53"><text:line-break/></text:span><text:span text:style-name="T53"> <text:s text:c="2"/></text:span><text:span text:style-name="T51"><text:s/>private RecipeService recipeService;</text:span><text:span text:style-name="T53"><text:line-break/></text:span><text:span text:style-name="T53"><text:line-break/></text:span><text:span text:style-name="T53"> <text:s text:c="3"/>public IndexController(CategoryRepository </text:span><text:span text:style-name="T53">categoryRepository,</text:span><text:span text:style-name="T53"><text:line-break/></text:span><text:span text:style-name="T53"> <text:s text:c="26"/>UnitOfMeasureRepository </text:span><text:span text:style-name="T53">unitOfMeasureRepository,</text:span><text:span text:style-name="T53"><text:line-break/></text:span><text:span text:style-name="T53"> <text:s text:c="26"/></text:span><text:span text:style-name="T51">RecipeServiceImpl recipeService</text:span><text:span text:style-name="T53"><text:line-break/></text:span><text:span text:style-name="T53"> <text:s text:c="26"/>) {</text:span><text:span text:style-name="T53"><text:line-break/></text:span><text:span text:style-name="T53"> <text:s text:c="7"/>this.categoryRepository = categoryRepository;</text:span><text:span text:style-name="T53"><text:line-break/></text:span><text:span text:style-name="T53"> <text:s text:c="7"/>this.unitOfMeasureRepository = unitOfMeasureRepository;</text:span><text:span text:style-name="T53"><text:line-break/></text:span><text:span text:style-name="T53"> <text:s text:c="7"/></text:span><text:span text:style-name="T51">this.recipeService = recipeService;</text:span><text:span text:style-name="T51"><text:line-break/></text:span><text:span text:style-name="T51"> <text:s text:c="2"/></text:span><text:span text:style-name="T49"><text:s/>}</text:span></text:p><text:p text:style-name="P106"><text:span text:style-name="T53"/></text:p><text:p text:style-name="P106"><text:span text:style-name="T53">@RequestMapping({"","/","/index"})</text:span><text:span text:style-name="T53"><text:line-break/></text:span><text:span text:style-name="T53">public String getIndexPage(</text:span><text:span text:style-name="T51">Model model</text:span><text:span text:style-name="T53">){</text:span></text:p><text:p text:style-name="P106"><text:span text:style-name="T53">…</text:span></text:p><text:p text:style-name="P106"><text:span text:style-name="T53"><text:s text:c="2"/></text:span><text:span text:style-name="T51">model.addAttribute("recipes",recipeService.getRecipes());</text:span><text:span text:style-name="T51"><text:line-break/></text:span><text:span text:style-name="T53"><text:line-break/></text:span><text:span text:style-name="T53"> <text:s text:c="3"/>return "index";</text:span><text:span text:style-name="T53"><text:line-break/></text:span><text:span text:style-name="T53"><text:line-break/></text:span><text:span text:style-name="T53">}</text:span></text:p><text:p text:style-name="P106"><text:span text:style-name="T53"><text:s text:c="2"/></text:span></text:p></draw:text-box></draw:frame>Drawing <text:sequence text:ref-name="refDrawing17" text:name="Drawing" text:formula="ooow:Drawing+1" style:num-format="1">18</text:sequence>: IndexController</text:p></draw:text-box></draw:frame><text:s text:c="2"/></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text:s text:c="42"/></text:p>
      <text:p text:style-name="P65"/>
      <text:p text:style-name="P65"><draw:frame draw:style-name="fr7"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6"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65"/>
      <text:p text:style-name="P65"><text:a xlink:type="simple" xlink:href="https://github.com/roloje777/spring5-recipe-app/commit/01a6d1bb1c0ebe9a07a269c625c1d2c5f8f636f9" text:style-name="Internet_20_link" text:visited-style-name="Visited_20_Internet_20_Link"><text:span text:style-name="T46">see changes here</text:span></text:a></text:p>
      <text:p text:style-name="P65"/>
      <text:p text:style-name="P66"/>
      <text:p text:style-name="P65"/>
      <text:p text:style-name="P65"/>
      <text:p text:style-name="P65"><draw:frame draw:style-name="fr1" draw:name="Frame23" text:anchor-type="paragraph" svg:x="-0.055cm" svg:y="1.304cm" svg:width="12.587cm" draw:z-index="67"><draw:text-box fo:min-height="9.867cm"><text:p text:style-name="Drawing"><draw:frame text:anchor-type="paragraph" draw:z-index="68" draw:name="Text Frame 22" draw:style-name="gr5" draw:text-style-name="P107" svg:width="12.586cm" svg:height="9.866cm" svg:x="0cm" svg:y="0cm"><draw:text-box><text:p text:style-name="P106"><text:span text:style-name="T49">&lt;!DOCTYPE html&gt;</text:span><text:span text:style-name="T49"><text:line-break/></text:span><text:span text:style-name="T49">&lt;html lang="en" </text:span><text:span text:style-name="T51">xmlns:th="http://www.thymeleaf.org</text:span><text:span text:style-name="T49">"&gt;</text:span><text:span text:style-name="T49"><text:line-break/></text:span><text:span text:style-name="T49">&lt;head&gt;</text:span><text:span text:style-name="T49"><text:line-break/></text:span><text:span text:style-name="T49"> <text:s text:c="3"/>&lt;meta charset="UTF-8"/&gt;</text:span><text:span text:style-name="T49"><text:line-break/></text:span><text:span text:style-name="T49"> <text:s text:c="3"/>&lt;title&gt;Recipe Home&lt;/title&gt;</text:span><text:span text:style-name="T49"><text:line-break/></text:span><text:span text:style-name="T49">&lt;/head&gt;</text:span><text:span text:style-name="T49"><text:line-break/></text:span><text:span text:style-name="T49">&lt;body&gt;</text:span><text:span text:style-name="T49"><text:line-break/></text:span><text:span text:style-name="T49">&lt;h1&gt;My Recipes&lt;/h1&gt;</text:span><text:span text:style-name="T49"><text:line-break/></text:span><text:span text:style-name="T49"><text:line-break/></text:span><text:span text:style-name="T49">&lt;table&gt;</text:span><text:span text:style-name="T49"><text:line-break/></text:span><text:span text:style-name="T49"> <text:s text:c="3"/>&lt;tr&gt;</text:span><text:span text:style-name="T49"><text:line-break/></text:span><text:span text:style-name="T49"> <text:s text:c="7"/>&lt;th&gt;ID&lt;/th&gt;</text:span><text:span text:style-name="T49"><text:line-break/></text:span><text:span text:style-name="T49"> <text:s text:c="7"/>&lt;th&gt;Description&lt;/th&gt;</text:span><text:span text:style-name="T49"><text:line-break/></text:span><text:span text:style-name="T49"> <text:s text:c="3"/>&lt;/tr&gt;</text:span><text:span text:style-name="T49"><text:line-break/></text:span><text:span text:style-name="T49"> <text:s text:c="3"/></text:span><text:span text:style-name="T51">&lt;tr th:each="recipe : ${</text:span><text:span text:style-name="T52">recipes</text:span><text:span text:style-name="T51">}"&gt;</text:span><text:span text:style-name="T51"><text:line-break/></text:span><text:span text:style-name="T51"> <text:s text:c="7"/>&lt;td th:text="${recipe.id}"&gt;123&lt;/td&gt;</text:span><text:span text:style-name="T51"><text:line-break/></text:span><text:span text:style-name="T51"> <text:s text:c="7"/>&lt;td th:text="${recipe.description}"&gt;description&lt;/td&gt;</text:span><text:span text:style-name="T51"><text:line-break/></text:span><text:span text:style-name="T51"> <text:s text:c="7"/>&lt;td th:text="${recipe.categories}"&gt;category&lt;/td&gt;</text:span><text:span text:style-name="T49"><text:line-break/></text:span><text:span text:style-name="T49"> <text:s text:c="3"/>&lt;/tr&gt;</text:span><text:span text:style-name="T49"><text:line-break/></text:span><text:span text:style-name="T49"><text:line-break/></text:span><text:span text:style-name="T49">&lt;/table&gt;</text:span><text:span text:style-name="T49"><text:line-break/></text:span><text:span text:style-name="T49">&lt;/body&gt;</text:span><text:span text:style-name="T49"><text:line-break/></text:span><text:span text:style-name="T49"><text:line-break/></text:span><text:span text:style-name="T49">&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76" text:outline-level="1">Lesson 143 – Using setters for JPA bi-directional relations ships</text:h>
      <text:p text:style-name="P97"/>
      <text:p text:style-name="P97"/>
      <text:p text:style-name="P97"/>
      <text:p text:style-name="P97"><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97"/>
      <text:p text:style-name="P97"/>
      <text:p text:style-name="P97"/>
      <text:p text:style-name="P97"/>
      <text:p text:style-name="P97"/>
      <text:p text:style-name="P97"/>
      <text:p text:style-name="P97"/>
      <text:p text:style-name="P97"/>
      <text:p text:style-name="P97"><draw:frame draw:style-name="fr2" draw:name="Frame25" text:anchor-type="char" svg:width="13.732cm" draw:z-index="73"><draw:text-box fo:min-height="5.503cm"><text:p text:style-name="Figure"><draw:frame draw:style-name="fr4"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97"/>
      <text:p text:style-name="P97"/>
      <text:p text:style-name="P97"/>
      <text:p text:style-name="P97"/>
      <text:p text:style-name="P97"/>
      <text:p text:style-name="P97"/>
      <text:p text:style-name="P97"/>
      <text:p text:style-name="P97"/>
      <text:p text:style-name="P96">Asone can see, in a bi-directional relationship we have to set up both relationships data.</text:p>
      <text:p text:style-name="P96">This can be problamatic as we may forget to set up both sides.</text:p>
      <text:p text:style-name="P96"/>
      <text:p text:style-name="P96">A better way is to set up the one side, só that it then automatically sets up the other entity.</text:p>
      <text:p text:style-name="P96"><text:s text:c="14"/></text:p>
      <text:p text:style-name="P96"><text:s text:c="3"/></text:p>
      <text:p text:style-name="P96"/>
      <text:p text:style-name="P96"/>
      <text:p text:style-name="P96"><text:soft-page-break/></text:p>
      <text:p text:style-name="P96"/>
      <text:p text:style-name="P96"><text:s text:c="22"/></text:p>
      <text:p text:style-name="P96"><draw:frame draw:style-name="fr1" draw:name="Frame26" text:anchor-type="paragraph" svg:x="0.494cm" svg:y="0.633cm" svg:width="11.188cm" draw:z-index="75"><draw:text-box fo:min-height="4.113cm"><text:p text:style-name="Drawing"><draw:frame text:anchor-type="paragraph" draw:z-index="76" draw:name="Text Frame 23" draw:style-name="gr4" draw:text-style-name="P103" svg:width="11.187cm" svg:height="4.112cm" svg:x="0cm" svg:y="0cm"><draw:text-box><text:p text:style-name="P104"><text:span text:style-name="T49">public Notes getNotes() {</text:span><text:span text:style-name="T49"><text:line-break/></text:span><text:span text:style-name="T49"> <text:s text:c="3"/>return notes;</text:span><text:span text:style-name="T49"><text:line-break/></text:span><text:span text:style-name="T49">}</text:span><text:span text:style-name="T49"><text:line-break/></text:span><text:span text:style-name="T49"><text:line-break/></text:span><text:span text:style-name="T49">public void setNotes(Notes notes) {</text:span><text:span text:style-name="T49"><text:line-break/></text:span><text:span text:style-name="T49"><text:line-break/></text:span><text:span text:style-name="T49"> <text:s text:c="3"/>this.notes = notes;</text:span><text:span text:style-name="T49"><text:line-break/></text:span><text:span text:style-name="T49"> <text:s text:c="3"/>notes.setRecipe(this); // added for bi-directional update from </text:span><text:span text:style-name="T49">one location</text:span><text:span text:style-name="T49"><text:line-break/></text:span><text:span text:style-name="T49">}</text:span></text:p></draw:text-box></draw:frame>Drawing <text:sequence text:ref-name="refDrawing19" text:name="Drawing" text:formula="ooow:Drawing+1" style:num-format="1">20</text:sequence>: Recipe.java</text:p></draw:text-box></draw:frame></text:p>
      <text:p text:style-name="P96"/>
      <text:p text:style-name="P96"/>
      <text:p text:style-name="P96"/>
      <text:p text:style-name="P96"/>
      <text:p text:style-name="P96"/>
      <text:p text:style-name="P96"/>
      <text:p text:style-name="P96"/>
      <text:p text:style-name="P98">We change then SetNotes só that when we update Recipe pojo, it then updates the Notes pojo.</text:p>
      <text:p text:style-name="P98"/>
      <text:p text:style-name="P98"><draw:frame draw:style-name="fr1" draw:name="Frame27" text:anchor-type="paragraph" svg:x="0.083cm" svg:y="0.524cm" svg:width="12.051cm" draw:z-index="77"><draw:text-box fo:min-height="9.213cm"><text:p text:style-name="Drawing"><draw:frame text:anchor-type="paragraph" draw:z-index="78" draw:name="Text Frame 24" draw:style-name="gr3" draw:text-style-name="P103" svg:width="12.05cm" svg:height="9.212cm" svg:x="0cm" svg:y="0cm"><draw:text-box><text:p text:style-name="P102"><text:span text:style-name="T48"><text:s/></text:span><text:span text:style-name="T48">...</text:span></text:p><text:p text:style-name="P102"><text:span text:style-name="T49"/></text:p><text:p text:style-name="P102"><text:span text:style-name="T49">/*</text:span><text:span text:style-name="T49"><text:line-break/></text:span><text:span text:style-name="T49"> <text:s text:c="4"/>setNotes no longer needed to be called</text:span><text:span text:style-name="T49"><text:line-break/></text:span><text:span text:style-name="T49"><text:line-break/></text:span><text:span text:style-name="T49"> <text:s text:c="2"/>*/</text:span><text:span text:style-name="T49"><text:line-break/></text:span><text:span text:style-name="T49">// notes.setRecipe(perfectGuacamole);</text:span><text:span text:style-name="T49"><text:line-break/></text:span><text:span text:style-name="T49"> <text:s/>perfectGuacamole.setNotes(notes);</text:span></text:p><text:p text:style-name="P102"><text:span text:style-name="T49">…</text:span></text:p><text:p text:style-name="P102"><text:span text:style-name="T49"/></text:p><text:p text:style-name="P102"><text:span text:style-name="T49"><text:s/></text:span><text:span text:style-name="T49">//set Notes</text:span><text:span text:style-name="T49"><text:line-break/></text:span><text:span text:style-name="T49"> notes = new Notes();</text:span><text:span text:style-name="T49"><text:line-break/></text:span><text:span text:style-name="T49"> notes.setRecipeNotes("The ancho chiles I use in the marinade </text:span><text:span text:style-name="T49">are named for their wide shape.");</text:span><text:span text:style-name="T49"><text:line-break/></text:span><text:span text:style-name="T49"><text:line-break/></text:span><text:span text:style-name="T49"> /*</text:span><text:span text:style-name="T49"><text:line-break/></text:span><text:span text:style-name="T49"> <text:s text:c="3"/>notes no longer needed to be called</text:span><text:span text:style-name="T49"><text:line-break/></text:span><text:span text:style-name="T49"> <text:s/>*/</text:span><text:span text:style-name="T49"><text:line-break/></text:span><text:span text:style-name="T49">// notes.setRecipe(chicken);</text:span><text:span text:style-name="T49"><text:line-break/></text:span><text:span text:style-name="T49"> chicken.setNotes(notes);</text:span></text:p></draw:text-box></draw:frame>Drawing <text:sequence text:ref-name="refDrawing20" text:name="Drawing" text:formula="ooow:Drawing+1" style:num-format="1">21</text:sequence>: DataLoader.java</text:p></draw:text-box></draw:frame><text:s text:c="177"/></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
      <text:p text:style-name="P101">Now I did some refactoring by adding a untility method in Recipe addIngredients() <text:span text:style-name="T47">and initialized the Hashset when the classes object is created.</text:span></text:p>
      <text:p text:style-name="P101">No that the ingredients are updated from a call to recipe</text:p>
      <text:p text:style-name="P101"><draw:frame draw:style-name="fr1" draw:name="Frame28" text:anchor-type="paragraph" svg:x="-0.212cm" svg:y="0.697cm" svg:width="12.846cm" draw:z-index="79"><draw:text-box fo:min-height="4.306cm"><text:p text:style-name="Drawing"><draw:frame text:anchor-type="paragraph" draw:z-index="80" draw:name="Text Frame 25" draw:style-name="gr2" draw:text-style-name="P105" svg:width="12.845cm" svg:height="5.756cm" svg:x="0cm" svg:y="-1cm"><draw:text-box><text:p text:style-name="P104"><text:span text:style-name="T49">@OneToMany(cascade = CascadeType.</text:span><text:span text:style-name="T50">ALL</text:span><text:span text:style-name="T49">, mappedBy = </text:span><text:span text:style-name="T49">"recipe")</text:span><text:span text:style-name="T49"><text:line-break/></text:span><text:span text:style-name="T49">private Set&lt;Ingredient&gt; ingredients = new HashSet&lt;&gt;(); // </text:span><text:span text:style-name="T49">added so that I don't have to create object outside class</text:span></text:p><text:p text:style-name="P102"><text:span text:style-name="T49"/></text:p><text:p text:style-name="P102"><text:span text:style-name="T49"/></text:p><text:p text:style-name="P102"><text:span text:style-name="T49">/*</text:span><text:span text:style-name="T49"><text:line-break/></text:span><text:span text:style-name="T49"> <text:s text:c="2"/>Utility method added so One can add ingredients from the </text:span><text:span text:style-name="T49">recipe jojo</text:span><text:span text:style-name="T49"><text:line-break/></text:span><text:span text:style-name="T49"> <text:s text:c="2"/>instead in the ingriendient pojo</text:span><text:span text:style-name="T49"><text:line-break/></text:span><text:span text:style-name="T49"> */</text:span><text:span text:style-name="T49"><text:line-break/></text:span><text:span text:style-name="T49">public Recipe addIngredient(Ingredient ingredient){</text:span><text:span text:style-name="T49"><text:line-break/></text:span><text:span text:style-name="T49"> <text:s text:c="3"/>ingredient.setRecipe(this);</text:span><text:span text:style-name="T49"><text:line-break/></text:span><text:span text:style-name="T49"> <text:s text:c="3"/>this.ingredients.add(ingredient);</text:span><text:span text:style-name="T49"><text:line-break/></text:span><text:span text:style-name="T49"> <text:s text:c="3"/>return this;</text:span><text:span text:style-name="T49"><text:line-break/></text:span><text:span text:style-name="T49">}</text:span></text:p></draw:text-box></draw:frame>Drawing <text:sequence text:ref-name="refDrawing21" text:name="Drawing" text:formula="ooow:Drawing+1" style:num-format="1">22</text:sequence>: Recipe.java</text:p></draw:text-box></draw:frame><text:s text:c="2"/></text:p>
      <text:p text:style-name="P101"/>
      <text:p text:style-name="P101"/>
      <text:p text:style-name="P101"/>
      <text:p text:style-name="P101"/>
      <text:p text:style-name="P101"/>
      <text:p text:style-name="P101"/>
      <text:p text:style-name="P92"/>
      <text:p text:style-name="P92"/>
      <text:p text:style-name="P92"/>
      <text:p text:style-name="P92"/>
      <text:p text:style-name="P92"/>
      <text:p text:style-name="P93">Now I populate the ingriende<text:span text:style-name="T47">n</text:span>ts using the following ion the DataLoader</text:p>
      <text:p text:style-name="P93"><draw:frame draw:style-name="fr1" draw:name="Frame29" text:anchor-type="paragraph" svg:x="-0.074cm" svg:y="0.732cm" svg:width="12.839cm" draw:z-index="81"><draw:text-box fo:min-height="9.456cm"><text:p text:style-name="Drawing"><draw:frame text:anchor-type="paragraph" draw:z-index="82" draw:name="Text Frame 26" draw:style-name="gr1" draw:text-style-name="P103" svg:width="12.831cm" svg:height="9.455cm" svg:x="0.004cm" svg:y="0cm"><draw:text-box><text:p text:style-name="P102"><text:span text:style-name="T48"/></text:p><text:p text:style-name="P102"><text:span text:style-name="T48">...</text:span><text:span text:style-name="T48"><text:line-break/></text:span><text:span text:style-name="T48"> <text:s text:c="7"/></text:span><text:span text:style-name="T49">// refactored to make use the addIngrients untlity method</text:span><text:span text:style-name="T49"><text:line-break/></text:span><text:span text:style-name="T49"> <text:s text:c="5"/>addIngredient(0.25,"kosher salt, plus more to </text:span><text:span text:style-name="T49">taste","Teaspoon",perfectGuacamole);</text:span><text:span text:style-name="T49"><text:line-break/></text:span><text:span text:style-name="T49"> <text:s text:c="5"/>addIngredient(1,"fresh lime or lemon </text:span><text:span text:style-name="T49">juice","Tablespoon",perfectGuacamole);</text:span></text:p><text:p text:style-name="P102"><text:span text:style-name="T49"/></text:p><text:p text:style-name="P102"><text:span text:style-name="T49">…</text:span></text:p><text:p text:style-name="P102"><text:span text:style-name="T49">private void addIngredient(double d, String description, String </text:span><text:span text:style-name="T49">uom, Recipe recipe){</text:span><text:span text:style-name="T49"><text:line-break/></text:span><text:span text:style-name="T49"> <text:s text:c="3"/>Ingredient ingredient = new Ingredient();</text:span><text:span text:style-name="T49"><text:line-break/></text:span><text:span text:style-name="T49"> <text:s text:c="3"/>ingredient.setAmount(new BigDecimal(d));</text:span><text:span text:style-name="T49"><text:line-break/></text:span><text:span text:style-name="T49"> <text:s text:c="3"/>ingredient.setDescription(description);</text:span><text:span text:style-name="T49"><text:line-break/></text:span><text:span text:style-name="T49"> <text:s text:c="3"/></text:span><text:span text:style-name="T49">//ingredient.setUom(unitOfMeasureRepository.findByDescription(</text:span><text:span text:style-name="T49">uom).get());</text:span><text:span text:style-name="T49"><text:line-break/></text:span><text:span text:style-name="T49"> <text:s text:c="3"/>unitOfMeasureRepository.findByDescription(uom).ifPresent(u -</text:span><text:span text:style-name="T49">&gt; ingredient.setUom(u));</text:span><text:span text:style-name="T49"><text:line-break/></text:span><text:span text:style-name="T49"> <text:s text:c="3"/>recipe.addIngredient(ingredient); // calls utilty method</text:span><text:span text:style-name="T49"><text:line-break/></text:span><text:span text:style-name="T49"><text:line-break/></text:span><text:span text:style-name="T49"><text:line-break/></text:span><text:span text:style-name="T49">}</text:span></text:p></draw:text-box></draw:frame>Drawing <text:sequence text:ref-name="refDrawing22" text:name="Drawing" text:formula="ooow:Drawing+1" style:num-format="1">23</text:sequence>: DataLoader.java</text:p></draw:text-box></draw:frame></text:p>
      <text:p text:style-name="P93"/>
      <text:p text:style-name="P101"/>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06T12:16:23.981370343</dc:date>
    <meta:editing-duration>PT5H55M54S</meta:editing-duration>
    <meta:editing-cycles>49</meta:editing-cycles>
    <meta:generator>LibreOffice/7.3.7.2$Linux_X86_64 LibreOffice_project/30$Build-2</meta:generator>
    <meta:document-statistic meta:table-count="0" meta:image-count="20" meta:object-count="0" meta:page-count="33" meta:paragraph-count="263" meta:word-count="3113" meta:character-count="17963" meta:non-whitespace-character-count="14594"/>
  </office:meta>
</office:document-meta>
</file>